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Dialogs/Standard/Dialog1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57cm"/>
    </style:style>
    <style:style style:name="co3" style:family="table-column">
      <style:table-column-properties fo:break-before="auto" style:column-width="3.676cm"/>
    </style:style>
    <style:style style:name="co4" style:family="table-column">
      <style:table-column-properties fo:break-before="auto" style:column-width="3.893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2.614cm"/>
    </style:style>
    <style:style style:name="co8" style:family="table-column">
      <style:table-column-properties fo:break-before="auto" style:column-width="3.485cm"/>
    </style:style>
    <style:style style:name="co9" style:family="table-column">
      <style:table-column-properties fo:break-before="auto" style:column-width="1.605cm"/>
    </style:style>
    <style:style style:name="co10" style:family="table-column">
      <style:table-column-properties fo:break-before="auto" style:column-width="3.295cm"/>
    </style:style>
    <style:style style:name="co11" style:family="table-column">
      <style:table-column-properties fo:break-before="auto" style:column-width="3.076cm"/>
    </style:style>
    <style:style style:name="co12" style:family="table-column">
      <style:table-column-properties fo:break-before="auto" style:column-width="3.376cm"/>
    </style:style>
    <style:style style:name="co13" style:family="table-column">
      <style:table-column-properties fo:break-before="auto" style:column-width="5.445cm"/>
    </style:style>
    <style:style style:name="co14" style:family="table-column">
      <style:table-column-properties fo:break-before="auto" style:column-width="0.8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number-style style:name="N10000" number:language="de" number:country="DE">
      <number:number number:min-integer-digits="1"/>
    </number:number-style>
    <number:date-style style:name="N10034" number:language="de" number:country="DE">
      <number:month number:style="long" number:textual="true"/>
    </number:date-style>
    <number:date-style style:name="N20034" number:language="fr" number:country="FR">
      <number:month number:style="long" number:textual="true"/>
    </number:date-style>
    <number:date-style style:name="N2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20040" number:language="fr" number:country="FR">
      <number:hours number:style="long"/>
      <number:text>:</number:text>
      <number:minutes number:style="long"/>
    </number:time-style>
    <number:date-style style:name="N20076" number:language="fr" number:country="FR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20081" number:language="fr" number:country="FR">
      <number:day/>
      <number:text>. </number:text>
      <number:month number:style="long" number:textual="true"/>
      <number:text> </number:text>
      <number:year number:style="long"/>
    </number:date-style>
    <style:style style:name="ce71" style:family="table-cell" style:parent-style-name="Default">
      <style:table-cell-properties fo:background-color="#fbf1b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bf1b0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fbf1b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2b2b2"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ext-properties fo:color="#b2b2b2" fo:font-style="italic" style:font-style-asian="italic" style:font-style-complex="italic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Valeur_20_Non_20_Renseigné" style:data-style-name="N0">
      <style:table-cell-properties fo:background-color="#eeeeee"/>
      <style:map style:condition="cell-content()!=&quot;&quot;" style:apply-style-name="Valeur_20_Renseignée" style:base-cell-address="'Naissance 1800-1899'.A25"/>
      <style:map style:condition="cell-content()=&quot;&quot;" style:apply-style-name="Valeur_20_Non_20_Renseigné" style:base-cell-address="'Naissance 1800-1899'.A25"/>
    </style:style>
    <style:style style:name="ce7" style:family="table-cell" style:parent-style-name="Default">
      <style:table-cell-properties fo:background-color="#eeeeee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Valeur_20_Non_20_Renseigné" style:data-style-name="N0">
      <style:table-cell-properties fo:background-color="#eeeeee" style:text-align-source="fix" style:repeat-content="false" style:vertical-align="middle"/>
      <style:paragraph-properties fo:text-align="start" fo:margin-left="0cm"/>
      <style:map style:condition="cell-content()!=&quot;&quot;" style:apply-style-name="Valeur_20_Renseignée" style:base-cell-address="'Naissance 1800-1899'.A25"/>
      <style:map style:condition="cell-content()=&quot;&quot;" style:apply-style-name="Valeur_20_Non_20_Renseigné" style:base-cell-address="'Naissance 1800-1899'.A25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c1f7f0"/>
    </style:style>
    <style:style style:name="ce15" style:family="table-cell" style:parent-style-name="Valeur_20_Non_20_Renseigné" style:data-style-name="N0">
      <style:table-cell-properties fo:background-color="#33ff99"/>
      <style:map style:condition="cell-content()!=&quot;&quot;" style:apply-style-name="Valeur_20_Renseignée" style:base-cell-address="'Naissance 1800-1899'.A25"/>
      <style:map style:condition="cell-content()=&quot;&quot;" style:apply-style-name="Valeur_20_Non_20_Renseigné" style:base-cell-address="'Naissance 1800-1899'.A25"/>
    </style:style>
    <style:style style:name="ce12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</style:style>
    <style:style style:name="ce55" style:family="table-cell" style:parent-style-name="Default">
      <style:table-cell-properties fo:background-color="#ffffcc"/>
    </style:style>
    <style:style style:name="ce21" style:family="table-cell" style:parent-style-name="Default">
      <style:table-cell-properties fo:background-color="#cfe7f5"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cfe7f5"/>
    </style:style>
    <style:style style:name="ce27" style:family="table-cell" style:parent-style-name="Default">
      <style:table-cell-properties fo:background-color="#ffccff"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fo:background-color="#ffccff"/>
    </style:style>
    <style:style style:name="ce29" style:family="table-cell" style:parent-style-name="Default">
      <style:table-cell-properties fo:background-color="#ccffcc"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able-cell-properties fo:background-color="#ccffcc"/>
    </style:style>
    <style:style style:name="ce20" style:family="table-cell" style:parent-style-name="Valeur_20_Non_20_Renseigné" style:data-style-name="N0">
      <style:table-cell-properties fo:background-color="#eeeeee" style:text-align-source="fix" style:repeat-content="false"/>
      <style:paragraph-properties fo:text-align="start" fo:margin-left="0cm"/>
      <style:map style:condition="cell-content()!=&quot;&quot;" style:apply-style-name="Valeur_20_Renseignée" style:base-cell-address="'Naissance 1800-1899'.A25"/>
      <style:map style:condition="cell-content()=&quot;&quot;" style:apply-style-name="Valeur_20_Non_20_Renseigné" style:base-cell-address="'Naissance 1800-1899'.A25"/>
    </style:style>
    <style:style style:name="ce6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2" style:family="table-cell" style:parent-style-name="Valeur_20_Non_20_Renseigné" style:data-style-name="N0">
      <style:table-cell-properties fo:background-color="#eeeeee" style:text-align-source="fix" style:repeat-content="false"/>
      <style:paragraph-properties fo:text-align="end" fo:margin-left="0cm"/>
      <style:map style:condition="cell-content()!=&quot;&quot;" style:apply-style-name="Valeur_20_Renseignée" style:base-cell-address="'Naissance 1800-1899'.A25"/>
      <style:map style:condition="cell-content()=&quot;&quot;" style:apply-style-name="Valeur_20_Non_20_Renseigné" style:base-cell-address="'Naissance 1800-1899'.A25"/>
    </style:style>
    <style:style style:name="ce23" style:family="table-cell" style:parent-style-name="Valeur_20_Non_20_Renseigné" style:data-style-name="N0">
      <style:table-cell-properties fo:background-color="#eeeeee" style:text-align-source="fix" style:repeat-content="false"/>
      <style:paragraph-properties fo:text-align="center" fo:margin-left="0cm"/>
      <style:map style:condition="cell-content()!=&quot;&quot;" style:apply-style-name="Valeur_20_Renseignée" style:base-cell-address="'Naissance 1800-1899'.A25"/>
      <style:map style:condition="cell-content()=&quot;&quot;" style:apply-style-name="Valeur_20_Non_20_Renseigné" style:base-cell-address="'Naissance 1800-1899'.A25"/>
    </style:style>
    <style:style style:name="ce49" style:family="table-cell" style:parent-style-name="Valeur_20_Non_20_Renseigné" style:data-style-name="N20076">
      <style:table-cell-properties fo:background-color="#eeeeee" style:text-align-source="fix" style:repeat-content="false"/>
      <style:paragraph-properties fo:text-align="center" fo:margin-left="0cm"/>
      <style:map style:condition="cell-content()!=&quot;&quot;" style:apply-style-name="Valeur_20_Renseignée" style:base-cell-address="'Naissance 1800-1899'.A25"/>
      <style:map style:condition="cell-content()=&quot;&quot;" style:apply-style-name="Valeur_20_Non_20_Renseigné" style:base-cell-address="'Naissance 1800-1899'.A25"/>
    </style:style>
    <style:style style:name="ce44" style:family="table-cell" style:parent-style-name="Valeur_20_Non_20_Renseigné" style:data-style-name="N0">
      <style:table-cell-properties fo:background-color="#33ff99" style:text-align-source="fix" style:repeat-content="false"/>
      <style:paragraph-properties fo:text-align="start" fo:margin-left="0cm"/>
      <style:map style:condition="cell-content()!=&quot;&quot;" style:apply-style-name="Valeur_20_Renseignée" style:base-cell-address="'Naissance 1800-1899'.A25"/>
      <style:map style:condition="cell-content()=&quot;&quot;" style:apply-style-name="Valeur_20_Non_20_Renseigné" style:base-cell-address="'Naissance 1800-1899'.A25"/>
    </style:style>
    <style:style style:name="ce25" style:family="table-cell" style:parent-style-name="Valeur_20_Non_20_Renseigné" style:data-style-name="N108">
      <style:table-cell-properties fo:background-color="#eeeeee" style:text-align-source="fix" style:repeat-content="false"/>
      <style:paragraph-properties fo:text-align="end" fo:margin-left="0cm"/>
      <style:map style:condition="cell-content()!=&quot;&quot;" style:apply-style-name="Valeur_20_Renseignée" style:base-cell-address="'Naissance 1800-1899'.A25"/>
      <style:map style:condition="cell-content()=&quot;&quot;" style:apply-style-name="Valeur_20_Non_20_Renseigné" style:base-cell-address="'Naissance 1800-1899'.A25"/>
    </style:style>
    <style:style style:name="ce48" style:family="table-cell" style:parent-style-name="Valeur_20_Non_20_Renseigné" style:data-style-name="N0">
      <style:table-cell-properties fo:background-color="#c1f7f0"/>
    </style:style>
    <style:style style:name="ce50" style:family="table-cell" style:parent-style-name="Valeur_20_Non_20_Renseigné" style:data-style-name="N20036">
      <style:table-cell-properties fo:background-color="#33ff99" style:text-align-source="fix" style:repeat-content="false"/>
      <style:paragraph-properties fo:text-align="center" fo:margin-left="0cm"/>
      <style:map style:condition="cell-content()!=&quot;&quot;" style:apply-style-name="Valeur_20_Renseignée" style:base-cell-address="'Naissance 1800-1899'.A25"/>
      <style:map style:condition="cell-content()=&quot;&quot;" style:apply-style-name="Valeur_20_Non_20_Renseigné" style:base-cell-address="'Naissance 1800-1899'.A25"/>
    </style:style>
    <style:style style:name="ce53" style:family="table-cell" style:parent-style-name="Default">
      <style:table-cell-properties fo:background-color="#ffffcc" style:text-align-source="fix" style:repeat-content="false"/>
      <style:paragraph-properties fo:text-align="start" fo:margin-left="0cm"/>
      <style:text-properties fo:color="#000000"/>
    </style:style>
    <style:style style:name="ce54" style:family="table-cell" style:parent-style-name="Default" style:data-style-name="N36">
      <style:table-cell-properties fo:background-color="#ffffcc" style:text-align-source="fix" style:repeat-content="false"/>
      <style:paragraph-properties fo:text-align="start" fo:margin-left="0cm"/>
      <style:text-properties fo:color="#000000"/>
    </style:style>
    <style:style style:name="ce85" style:family="table-cell" style:parent-style-name="Default">
      <style:table-cell-properties fo:background-color="#cfe7f5" style:text-align-source="fix" style:repeat-content="false"/>
      <style:paragraph-properties fo:text-align="start" fo:margin-left="0cm"/>
      <style:text-properties fo:color="#000000"/>
    </style:style>
    <style:style style:name="ce86" style:family="table-cell" style:parent-style-name="Default">
      <style:table-cell-properties fo:background-color="#ffccff" style:text-align-source="fix" style:repeat-content="false"/>
      <style:paragraph-properties fo:text-align="start" fo:margin-left="0cm"/>
      <style:text-properties fo:color="#000000"/>
    </style:style>
    <style:style style:name="ce57" style:family="table-cell" style:parent-style-name="Default" style:data-style-name="N37">
      <style:table-cell-properties fo:background-color="#ccffcc" style:text-align-source="fix" style:repeat-content="false"/>
      <style:paragraph-properties fo:text-align="start" fo:margin-left="0cm"/>
      <style:text-properties fo:color="#000000"/>
    </style:style>
    <style:style style:name="ce58" style:family="table-cell" style:parent-style-name="Default">
      <style:table-cell-properties fo:background-color="#ccffcc" style:text-align-source="fix" style:repeat-content="false"/>
      <style:paragraph-properties fo:text-align="start" fo:margin-left="0cm"/>
      <style:text-properties fo:color="#000000"/>
    </style:style>
    <style:style style:name="ce60" style:family="table-cell" style:parent-style-name="Default" style:data-style-name="N36">
      <style:table-cell-properties fo:background-color="#ccffcc" style:text-align-source="fix" style:repeat-content="false"/>
      <style:paragraph-properties fo:text-align="start" fo:margin-left="0cm"/>
      <style:text-properties fo:color="#000000"/>
    </style:style>
    <style:style style:name="ce61" style:family="table-cell" style:parent-style-name="Default" style:data-style-name="N40">
      <style:table-cell-properties fo:background-color="#ccffcc" style:text-align-source="fix" style:repeat-content="false"/>
      <style:paragraph-properties fo:text-align="start" fo:margin-left="0cm"/>
      <style:text-properties fo:color="#000000"/>
    </style:style>
    <style:style style:name="ce34" style:family="table-cell" style:parent-style-name="Valeur_20_Non_20_Renseigné" style:data-style-name="N10034">
      <style:table-cell-properties fo:background-color="#eeeeee" style:text-align-source="fix" style:repeat-content="false"/>
      <style:paragraph-properties fo:text-align="center" fo:margin-left="0cm"/>
      <style:map style:condition="cell-content()!=&quot;&quot;" style:apply-style-name="Valeur_20_Renseignée" style:base-cell-address="'Naissance 1800-1899'.A25"/>
      <style:map style:condition="cell-content()=&quot;&quot;" style:apply-style-name="Valeur_20_Non_20_Renseigné" style:base-cell-address="'Naissance 1800-1899'.A25"/>
    </style:style>
    <style:style style:name="ce64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36" style:family="table-cell" style:parent-style-name="Valeur_20_Non_20_Renseigné" style:data-style-name="N20034">
      <style:table-cell-properties fo:background-color="#eeeeee"/>
      <style:map style:condition="cell-content()!=&quot;&quot;" style:apply-style-name="Valeur_20_Renseignée" style:base-cell-address="'Naissance 1800-1899'.A25"/>
      <style:map style:condition="cell-content()=&quot;&quot;" style:apply-style-name="Valeur_20_Non_20_Renseigné" style:base-cell-address="'Naissance 1800-1899'.A25"/>
    </style:style>
    <style:style style:name="ce63" style:family="table-cell" style:parent-style-name="Valeur_20_Non_20_Renseigné" style:data-style-name="N20040">
      <style:table-cell-properties fo:background-color="#eeeeee" style:text-align-source="fix" style:repeat-content="false"/>
      <style:paragraph-properties fo:text-align="center" fo:margin-left="0cm"/>
      <style:map style:condition="cell-content()!=&quot;&quot;" style:apply-style-name="Valeur_20_Renseignée" style:base-cell-address="'Naissance 1800-1899'.A25"/>
      <style:map style:condition="cell-content()=&quot;&quot;" style:apply-style-name="Valeur_20_Non_20_Renseigné" style:base-cell-address="'Naissance 1800-1899'.A25"/>
    </style:style>
    <style:style style:name="ce72" style:family="table-cell" style:parent-style-name="Valeur_20_Non_20_Renseigné" style:data-style-name="N20081">
      <style:table-cell-properties fo:background-color="#33ff99" style:text-align-source="fix" style:repeat-content="false"/>
      <style:paragraph-properties fo:text-align="center" fo:margin-left="0cm"/>
      <style:map style:condition="cell-content()!=&quot;&quot;" style:apply-style-name="Valeur_20_Renseignée" style:base-cell-address="'Naissance 1800-1899'.A25"/>
      <style:map style:condition="cell-content()=&quot;&quot;" style:apply-style-name="Valeur_20_Non_20_Renseigné" style:base-cell-address="'Naissance 1800-1899'.A25"/>
    </style:style>
    <style:style style:name="ce75" style:family="table-cell" style:parent-style-name="Default">
      <style:table-cell-properties fo:background-color="#c1f7f0" style:text-align-source="fix" style:repeat-content="false"/>
      <style:paragraph-properties fo:text-align="center" fo:margin-left="0cm"/>
    </style:style>
    <style:style style:name="ce37" style:family="table-cell" style:parent-style-name="Default">
      <style:text-properties fo:color="#b2b2b2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text-properties fo:color="#b2b2b2"/>
    </style:style>
    <style:style style:name="ce39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color="#b2b2b2"/>
    </style:style>
    <style:style style:name="ce40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color="#b2b2b2"/>
    </style:style>
    <style:style style:name="ce74" style:family="table-cell" style:parent-style-name="Default" style:data-style-name="N40">
      <style:table-cell-properties style:text-align-source="fix" style:repeat-content="false"/>
      <style:paragraph-properties fo:text-align="start" fo:margin-left="0cm"/>
      <style:text-properties fo:color="#b2b2b2"/>
    </style:style>
    <style:style style:name="ce42" style:family="table-cell" style:parent-style-name="Valeur_20_Non_20_Renseigné" style:data-style-name="N10034">
      <style:table-cell-properties fo:background-color="#eeeeee"/>
      <style:map style:condition="cell-content()!=&quot;&quot;" style:apply-style-name="Valeur_20_Renseignée" style:base-cell-address="'Naissance 1800-1899'.A25"/>
      <style:map style:condition="cell-content()=&quot;&quot;" style:apply-style-name="Valeur_20_Non_20_Renseigné" style:base-cell-address="'Naissance 1800-1899'.A25"/>
    </style:style>
    <style:style style:name="ce43" style:family="table-cell" style:parent-style-name="Valeur_20_Non_20_Renseigné" style:data-style-name="N108">
      <style:table-cell-properties fo:background-color="#eeeeee"/>
      <style:map style:condition="cell-content()!=&quot;&quot;" style:apply-style-name="Valeur_20_Renseignée" style:base-cell-address="'Naissance 1800-1899'.A25"/>
      <style:map style:condition="cell-content()=&quot;&quot;" style:apply-style-name="Valeur_20_Non_20_Renseigné" style:base-cell-address="'Naissance 1800-1899'.A25"/>
    </style:style>
    <style:style style:name="ce77" style:family="table-cell" style:parent-style-name="Valeur_20_Non_20_Renseigné" style:data-style-name="N0">
      <style:table-cell-properties fo:background-color="#eeeeee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  <style:map style:condition="cell-content()!=&quot;&quot;" style:apply-style-name="Valeur_20_Renseignée" style:base-cell-address="'Naissance 1800-1899'.A25"/>
      <style:map style:condition="cell-content()=&quot;&quot;" style:apply-style-name="Valeur_20_Non_20_Renseigné" style:base-cell-address="'Naissance 1800-1899'.A25"/>
    </style:style>
    <style:style style:name="ce45" style:family="table-cell" style:parent-style-name="Default" style:data-style-name="N10000"/>
    <style:style style:name="ce46" style:family="table-cell" style:parent-style-name="Default" style:data-style-name="N0"/>
    <style:style style:name="ce10" style:family="table-cell" style:parent-style-name="Default">
      <style:table-cell-properties fo:background-color="transparent"/>
      <style:text-properties fo:color="#b2b2b2"/>
    </style:style>
    <style:style style:name="ce117" style:family="table-cell" style:parent-style-name="Valeur_20_Non_20_Renseigné" style:data-style-name="N0">
      <style:table-cell-properties fo:background-color="#eeeeee"/>
      <style:map style:condition="cell-content()!=&quot;&quot;" style:apply-style-name="Valeur_20_Renseignée" style:base-cell-address="'Décès 1900-1999'.A27"/>
      <style:map style:condition="cell-content()=&quot;&quot;" style:apply-style-name="Valeur_20_Non_20_Renseigné" style:base-cell-address="'Décès 1900-1999'.A27"/>
    </style:style>
    <style:style style:name="ce93" style:family="table-cell" style:parent-style-name="Valeur_20_Non_20_Renseigné" style:data-style-name="N0">
      <style:table-cell-properties fo:background-color="#eeeeee" style:text-align-source="fix" style:repeat-content="fals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  <style:map style:condition="cell-content()!=&quot;&quot;" style:apply-style-name="Valeur_20_Renseignée" style:base-cell-address="'Décès 1900-1999'.A27"/>
      <style:map style:condition="cell-content()=&quot;&quot;" style:apply-style-name="Valeur_20_Non_20_Renseigné" style:base-cell-address="'Décès 1900-1999'.A27"/>
    </style:style>
    <style:style style:name="ce120" style:family="table-cell" style:parent-style-name="Valeur_20_Non_20_Renseigné" style:data-style-name="N0">
      <style:table-cell-properties fo:background-color="#33ff99"/>
      <style:map style:condition="cell-content()!=&quot;&quot;" style:apply-style-name="Valeur_20_Renseignée" style:base-cell-address="'Décès 1900-1999'.A27"/>
      <style:map style:condition="cell-content()=&quot;&quot;" style:apply-style-name="Valeur_20_Non_20_Renseigné" style:base-cell-address="'Décès 1900-1999'.A27"/>
    </style:style>
    <style:style style:name="ce95" style:family="table-cell" style:parent-style-name="Default">
      <style:table-cell-properties fo:background-color="#33ff99" style:text-align-source="fix" style:repeat-content="false" style:vertical-align="middle"/>
      <style:paragraph-properties fo:text-align="center"/>
    </style:style>
    <style:style style:name="ce96" style:family="table-cell" style:parent-style-name="Default">
      <style:table-cell-properties fo:background-color="#33ff99"/>
    </style:style>
    <style:style style:name="ce123" style:family="table-cell" style:parent-style-name="Valeur_20_Non_20_Renseigné" style:data-style-name="N0">
      <style:table-cell-properties fo:background-color="#eeeeee" style:text-align-source="fix" style:repeat-content="false"/>
      <style:paragraph-properties fo:text-align="start" fo:margin-left="0cm"/>
      <style:map style:condition="cell-content()!=&quot;&quot;" style:apply-style-name="Valeur_20_Renseignée" style:base-cell-address="'Décès 1900-1999'.A27"/>
      <style:map style:condition="cell-content()=&quot;&quot;" style:apply-style-name="Valeur_20_Non_20_Renseigné" style:base-cell-address="'Décès 1900-1999'.A27"/>
    </style:style>
    <style:style style:name="ce119" style:family="table-cell" style:parent-style-name="Valeur_20_Non_20_Renseigné" style:data-style-name="N0">
      <style:table-cell-properties fo:background-color="#eeeeee" style:text-align-source="fix" style:repeat-content="false" style:vertical-align="middle"/>
      <style:paragraph-properties fo:text-align="start" fo:margin-left="0cm"/>
      <style:map style:condition="cell-content()!=&quot;&quot;" style:apply-style-name="Valeur_20_Renseignée" style:base-cell-address="'Décès 1900-1999'.A27"/>
      <style:map style:condition="cell-content()=&quot;&quot;" style:apply-style-name="Valeur_20_Non_20_Renseigné" style:base-cell-address="'Décès 1900-1999'.A27"/>
    </style:style>
    <style:style style:name="ce125" style:family="table-cell" style:parent-style-name="Valeur_20_Non_20_Renseigné" style:data-style-name="N0">
      <style:table-cell-properties fo:background-color="#eeeeee" style:text-align-source="fix" style:repeat-content="false"/>
      <style:paragraph-properties fo:text-align="end" fo:margin-left="0cm"/>
      <style:map style:condition="cell-content()!=&quot;&quot;" style:apply-style-name="Valeur_20_Renseignée" style:base-cell-address="'Décès 1900-1999'.A27"/>
      <style:map style:condition="cell-content()=&quot;&quot;" style:apply-style-name="Valeur_20_Non_20_Renseigné" style:base-cell-address="'Décès 1900-1999'.A27"/>
    </style:style>
    <style:style style:name="ce126" style:family="table-cell" style:parent-style-name="Valeur_20_Non_20_Renseigné" style:data-style-name="N20076">
      <style:table-cell-properties fo:background-color="#eeeeee" style:text-align-source="fix" style:repeat-content="false"/>
      <style:paragraph-properties fo:text-align="center" fo:margin-left="0cm"/>
      <style:map style:condition="cell-content()!=&quot;&quot;" style:apply-style-name="Valeur_20_Renseignée" style:base-cell-address="'Décès 1900-1999'.A27"/>
      <style:map style:condition="cell-content()=&quot;&quot;" style:apply-style-name="Valeur_20_Non_20_Renseigné" style:base-cell-address="'Décès 1900-1999'.A27"/>
    </style:style>
    <style:style style:name="ce127" style:family="table-cell" style:parent-style-name="Valeur_20_Non_20_Renseigné" style:data-style-name="N0">
      <style:table-cell-properties fo:background-color="#33ff99" style:text-align-source="fix" style:repeat-content="false"/>
      <style:paragraph-properties fo:text-align="start" fo:margin-left="0cm"/>
      <style:map style:condition="cell-content()!=&quot;&quot;" style:apply-style-name="Valeur_20_Renseignée" style:base-cell-address="'Décès 1900-1999'.A27"/>
      <style:map style:condition="cell-content()=&quot;&quot;" style:apply-style-name="Valeur_20_Non_20_Renseigné" style:base-cell-address="'Décès 1900-1999'.A27"/>
    </style:style>
    <style:style style:name="ce101" style:family="table-cell" style:parent-style-name="Default">
      <style:table-cell-properties fo:background-color="#c1f7f0"/>
      <style:map style:condition="cell-content()!=&quot;&quot;" style:apply-style-name="Valeur_20_Renseignée" style:base-cell-address="'Décès 1900-1999'.A27"/>
      <style:map style:condition="cell-content()=&quot;&quot;" style:apply-style-name="Valeur_20_Non_20_Renseigné" style:base-cell-address="'Décès 1900-1999'.A27"/>
    </style:style>
    <style:style style:name="ce129" style:family="table-cell" style:parent-style-name="Valeur_20_Non_20_Renseigné" style:data-style-name="N0">
      <style:table-cell-properties fo:background-color="#eeeeee" style:text-align-source="fix" style:repeat-content="false"/>
      <style:paragraph-properties fo:text-align="center" fo:margin-left="0cm"/>
      <style:map style:condition="cell-content()!=&quot;&quot;" style:apply-style-name="Valeur_20_Renseignée" style:base-cell-address="'Décès 1900-1999'.A27"/>
      <style:map style:condition="cell-content()=&quot;&quot;" style:apply-style-name="Valeur_20_Non_20_Renseigné" style:base-cell-address="'Décès 1900-1999'.A27"/>
    </style:style>
    <style:style style:name="ce130" style:family="table-cell" style:parent-style-name="Valeur_20_Non_20_Renseigné" style:data-style-name="N20036">
      <style:table-cell-properties fo:background-color="#33ff99" style:text-align-source="fix" style:repeat-content="false"/>
      <style:paragraph-properties fo:text-align="center" fo:margin-left="0cm"/>
      <style:map style:condition="cell-content()!=&quot;&quot;" style:apply-style-name="Valeur_20_Renseignée" style:base-cell-address="'Décès 1900-1999'.A27"/>
      <style:map style:condition="cell-content()=&quot;&quot;" style:apply-style-name="Valeur_20_Non_20_Renseigné" style:base-cell-address="'Décès 1900-1999'.A27"/>
    </style:style>
    <style:style style:name="ce131" style:family="table-cell" style:parent-style-name="Default" style:data-style-name="N37">
      <style:table-cell-properties fo:background-color="#33ff99" style:text-align-source="fix" style:repeat-content="false"/>
      <style:paragraph-properties fo:text-align="start" fo:margin-left="0cm"/>
      <style:text-properties fo:color="#000000"/>
    </style:style>
    <style:style style:name="ce105" style:family="table-cell" style:parent-style-name="Default" style:data-style-name="N0">
      <style:table-cell-properties fo:background-color="#33ff99" style:text-align-source="fix" style:repeat-content="false"/>
      <style:paragraph-properties fo:text-align="start" fo:margin-left="0cm"/>
      <style:text-properties fo:color="#000000"/>
    </style:style>
    <style:style style:name="ce133" style:family="table-cell" style:parent-style-name="Default">
      <style:table-cell-properties fo:background-color="#33ff99" style:text-align-source="fix" style:repeat-content="false"/>
      <style:paragraph-properties fo:text-align="start" fo:margin-left="0cm"/>
      <style:text-properties fo:color="#000000"/>
    </style:style>
    <style:style style:name="ce107" style:family="table-cell" style:parent-style-name="Default" style:data-style-name="N36">
      <style:table-cell-properties fo:background-color="#33ff99" style:text-align-source="fix" style:repeat-content="false"/>
      <style:paragraph-properties fo:text-align="start" fo:margin-left="0cm"/>
      <style:text-properties fo:color="#000000"/>
    </style:style>
    <style:style style:name="ce108" style:family="table-cell" style:parent-style-name="Default" style:data-style-name="N40">
      <style:table-cell-properties fo:background-color="#33ff99" style:text-align-source="fix" style:repeat-content="false"/>
      <style:paragraph-properties fo:text-align="start" fo:margin-left="0cm"/>
      <style:text-properties fo:color="#000000"/>
    </style:style>
    <style:style style:name="ce115" style:family="table-cell" style:parent-style-name="Valeur_20_Non_20_Renseigné" style:data-style-name="N0">
      <style:table-cell-properties fo:background-color="#eeeeee"/>
    </style:style>
    <style:style style:name="ce137" style:family="table-cell" style:parent-style-name="Valeur_20_Non_20_Renseigné" style:data-style-name="N10034">
      <style:table-cell-properties fo:background-color="#eeeeee" style:text-align-source="fix" style:repeat-content="false"/>
      <style:paragraph-properties fo:text-align="center" fo:margin-left="0cm"/>
      <style:map style:condition="cell-content()!=&quot;&quot;" style:apply-style-name="Valeur_20_Renseignée" style:base-cell-address="'Décès 1900-1999'.A27"/>
      <style:map style:condition="cell-content()=&quot;&quot;" style:apply-style-name="Valeur_20_Non_20_Renseigné" style:base-cell-address="'Décès 1900-1999'.A27"/>
    </style:style>
    <style:style style:name="ce138" style:family="table-cell" style:parent-style-name="Valeur_20_Non_20_Renseigné" style:data-style-name="N20034">
      <style:table-cell-properties fo:background-color="#eeeeee"/>
      <style:map style:condition="cell-content()!=&quot;&quot;" style:apply-style-name="Valeur_20_Renseignée" style:base-cell-address="'Décès 1900-1999'.A27"/>
      <style:map style:condition="cell-content()=&quot;&quot;" style:apply-style-name="Valeur_20_Non_20_Renseigné" style:base-cell-address="'Décès 1900-1999'.A27"/>
    </style:style>
    <style:style style:name="ce139" style:family="table-cell" style:parent-style-name="Valeur_20_Non_20_Renseigné" style:data-style-name="N20040">
      <style:table-cell-properties fo:background-color="#eeeeee" style:text-align-source="fix" style:repeat-content="false"/>
      <style:paragraph-properties fo:text-align="center" fo:margin-left="0cm"/>
      <style:map style:condition="cell-content()!=&quot;&quot;" style:apply-style-name="Valeur_20_Renseignée" style:base-cell-address="'Décès 1900-1999'.A27"/>
      <style:map style:condition="cell-content()=&quot;&quot;" style:apply-style-name="Valeur_20_Non_20_Renseigné" style:base-cell-address="'Décès 1900-1999'.A27"/>
    </style:style>
    <style:style style:name="ce140" style:family="table-cell" style:parent-style-name="Valeur_20_Non_20_Renseigné" style:data-style-name="N20081">
      <style:table-cell-properties fo:background-color="#33ff99" style:text-align-source="fix" style:repeat-content="false"/>
      <style:paragraph-properties fo:text-align="center" fo:margin-left="0cm"/>
      <style:map style:condition="cell-content()!=&quot;&quot;" style:apply-style-name="Valeur_20_Renseignée" style:base-cell-address="'Décès 1900-1999'.A27"/>
      <style:map style:condition="cell-content()=&quot;&quot;" style:apply-style-name="Valeur_20_Non_20_Renseigné" style:base-cell-address="'Décès 1900-1999'.A27"/>
    </style:style>
    <style:style style:name="ce113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color="#b2b2b2"/>
    </style:style>
    <style:style style:name="ce142" style:family="table-cell" style:parent-style-name="Valeur_20_Non_20_Renseigné" style:data-style-name="N10034">
      <style:table-cell-properties fo:background-color="#eeeeee"/>
      <style:map style:condition="cell-content()!=&quot;&quot;" style:apply-style-name="Valeur_20_Renseignée" style:base-cell-address="'Décès 1900-1999'.A27"/>
      <style:map style:condition="cell-content()=&quot;&quot;" style:apply-style-name="Valeur_20_Non_20_Renseigné" style:base-cell-address="'Décès 1900-1999'.A27"/>
    </style:style>
    <style:style style:name="P1" style:family="paragraph">
      <style:paragraph-properties fo:text-align="center"/>
    </style:style>
    <style:style style:name="T1" style:family="text">
      <style:text-properties fo:font-size="8pt" fo:font-style="italic" style:font-size-asian="8pt" style:font-size-complex="8pt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--&quot;;&quot;Oui&quot;;&quot;Non&quot;)" table:allow-empty-cell="true" table:display-list="unsorted" table:base-cell-address="Configuration.D8">
          <table:error-message table:message-type="stop" table:display="true"/>
        </table:content-validation>
        <table:content-validation table:name="val2" table:condition="of:cell-content-is-in-list([$Configuration.$B$5:$Configuration.$B$9])" table:allow-empty-cell="true" table:display-list="unsorted" table:base-cell-address="Configuration.D9">
          <table:error-message table:message-type="stop" table:display="true"/>
        </table:content-validation>
        <table:content-validation table:name="val3" table:condition="of:cell-content-is-in-list(&quot;--&quot;;&quot;Catholique&quot;;&quot;Protestante&quot;;&quot;Evangélique&quot;)" table:allow-empty-cell="true" table:display-list="unsorted" table:base-cell-address="Configuration.D11">
          <table:error-message table:message-type="stop" table:display="true"/>
        </table:content-validation>
        <table:content-validation table:name="val4" table:condition="of:cell-content-is-in-list(&quot;--&quot;;&quot;Son épouse&quot;)" table:allow-empty-cell="true" table:display-list="unsorted" table:base-cell-address="Configuration.D14">
          <table:error-message table:message-type="stop" table:display="true"/>
        </table:content-validation>
        <table:content-validation table:name="val5" table:condition="of:cell-content-is-in-list(&quot;--&quot;;&quot;Chez lui&quot;)" table:allow-empty-cell="true" table:display-list="unsorted" table:base-cell-address="Configuration.D16">
          <table:error-message table:message-type="stop" table:display="true"/>
        </table:content-validation>
        <table:content-validation table:name="val6" table:condition="of:cell-content-is-in-list(&quot;--&quot;;&quot;Garçon&quot;;&quot;Fille&quot;)" table:allow-empty-cell="true" table:display-list="unsorted" table:base-cell-address="Configuration.D19">
          <table:error-message table:message-type="stop" table:display="true"/>
        </table:content-validation>
        <table:content-validation table:name="val7" table:condition="of:cell-content-is-in-list(&quot;--&quot;;&quot;Jours&quot;;&quot;Mois&quot;;&quot;Années&quot;)" table:allow-empty-cell="true" table:display-list="unsorted" table:base-cell-address="'Naissance 1800-1899'.D16">
          <table:error-message table:message-type="stop" table:display="true"/>
        </table:content-validation>
      </table:content-validations>
      <table:table table:name="Configur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3"/>
        <table:table-column table:style-name="co3" table:default-cell-style-name="ce73"/>
        <table:table-row table:style-name="ro1" table:number-rows-repeated="2">
          <table:table-cell/>
          <table:table-cell table:style-name="Default" table:number-columns-repeated="2"/>
        </table:table-row>
        <table:table-row table:style-name="ro1">
          <table:table-cell/>
          <table:table-cell table:style-name="ce71" office:value-type="string" calcext:value-type="string" table:number-columns-spanned="2" table:number-rows-spanned="1">
            <text:p>Liste Métiers</text:p>
          </table:table-cell>
          <table:covered-table-cell table:style-name="Default"/>
        </table:table-row>
        <table:table-row table:style-name="ro1">
          <table:table-cell/>
          <table:table-cell table:style-name="ce8" office:value-type="string" calcext:value-type="string">
            <text:p>Francais</text:p>
          </table:table-cell>
          <table:table-cell table:style-name="ce8" office:value-type="string" calcext:value-type="string">
            <text:p>Allemand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office:value-type="string" calcext:value-type="string">
            <text:p>Boulanger</text:p>
          </table:table-cell>
          <table:table-cell office:value-type="string" calcext:value-type="string">
            <text:p>Bäckermeister</text:p>
          </table:table-cell>
        </table:table-row>
        <table:table-row table:style-name="ro1">
          <table:table-cell/>
          <table:table-cell office:value-type="string" calcext:value-type="string">
            <text:p>Forgeron</text:p>
          </table:table-cell>
          <table:table-cell office:value-type="string" calcext:value-type="string">
            <text:p>Schmied</text:p>
          </table:table-cell>
        </table:table-row>
        <table:table-row table:style-name="ro1">
          <table:table-cell/>
          <table:table-cell office:value-type="string" calcext:value-type="string">
            <text:p>Paysan</text:p>
          </table:table-cell>
          <table:table-cell office:value-type="string" calcext:value-type="string">
            <text:p>Acker</text:p>
          </table:table-cell>
        </table:table-row>
        <table:table-row table:style-name="ro1">
          <table:table-cell/>
          <table:table-cell office:value-type="string" calcext:value-type="string">
            <text:p>Vigneron</text:p>
          </table:table-cell>
          <table:table-cell office:value-type="string" calcext:value-type="string">
            <text:p>Winzer</text:p>
          </table:table-cell>
        </table:table-row>
      </table:table>
      <table:table table:name="Naissance 1800-1899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outon 1" form:control-implementation="ooo:com.sun.star.form.component.CommandButton" xml:id="control1" form:id="control1" form:label="Copie dans presse papi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Standard.Module1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4.478cm" svg:height="0.85cm" svg:x="22.045cm" svg:y="12.14cm" draw:control="control1"/>
        </table:shapes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7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4" office:value-type="string" calcext:value-type="string">
            <text:p>Plages nommées</text:p>
          </table:table-cell>
          <table:table-cell table:style-name="Default" table:number-columns-repeated="3"/>
          <table:table-cell table:style-name="ce37" office:value-type="string" calcext:value-type="string">
            <text:p>Exemple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6" office:value-type="string" calcext:value-type="string">
            <text:p>SourceTexte</text:p>
          </table:table-cell>
          <table:table-cell table:style-name="ce12" office:value-type="string" calcext:value-type="string" table:number-columns-spanned="1" table:number-rows-spanned="4">
            <text:p>Registre</text:p>
          </table:table-cell>
          <table:table-cell table:style-name="ce55" office:value-type="string" calcext:value-type="string">
            <text:p>Numéro</text:p>
          </table:table-cell>
          <table:table-cell table:style-name="ce53" office:value-type="float" office:value="19" calcext:value-type="float">
            <text:p>19</text:p>
          </table:table-cell>
          <table:table-cell table:style-name="ce38" office:value-type="float" office:value="17" calcext:value-type="float">
            <text:p>17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6" office:value-type="string" calcext:value-type="string">
            <text:p>CitatinoTexte</text:p>
          </table:table-cell>
          <table:covered-table-cell table:style-name="ce55"/>
          <table:table-cell table:style-name="ce55" office:value-type="string" calcext:value-type="string">
            <text:p>Date d'écriture</text:p>
          </table:table-cell>
          <table:table-cell table:style-name="ce54" office:value-type="date" office:date-value="1881-11-24" calcext:value-type="date">
            <text:p>24/11/1881</text:p>
          </table:table-cell>
          <table:table-cell table:style-name="ce39" office:value-type="date" office:date-value="1895-08-29" calcext:value-type="date">
            <text:p>29/08/189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6" office:value-type="string" calcext:value-type="string">
            <text:p>MediaTexte</text:p>
          </table:table-cell>
          <table:covered-table-cell table:style-name="ce55"/>
          <table:table-cell table:style-name="ce55" office:value-type="string" calcext:value-type="string">
            <text:p>Ville </text:p>
          </table:table-cell>
          <table:table-cell table:style-name="ce53" office:value-type="string" calcext:value-type="string">
            <text:p>Sultzbad</text:p>
          </table:table-cell>
          <table:table-cell table:style-name="ce38" office:value-type="string" calcext:value-type="string">
            <text:p>Sultzbad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covered-table-cell table:style-name="ce55"/>
          <table:table-cell table:style-name="ce55" office:value-type="string" calcext:value-type="string">
            <text:p>Greffier</text:p>
          </table:table-cell>
          <table:table-cell table:style-name="ce53" office:value-type="string" calcext:value-type="string">
            <text:p>Cordan</text:p>
          </table:table-cell>
          <table:table-cell table:style-name="ce38" office:value-type="string" calcext:value-type="string">
            <text:p>Cordan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21" office:value-type="string" calcext:value-type="string">
            <text:p>Pére</text:p>
          </table:table-cell>
          <table:table-cell table:style-name="ce26" office:value-type="string" calcext:value-type="string">
            <text:p>Nom</text:p>
          </table:table-cell>
          <table:table-cell table:style-name="ce85" office:value-type="string" calcext:value-type="string">
            <text:p>Klugesherz</text:p>
          </table:table-cell>
          <table:table-cell table:style-name="ce38" office:value-type="string" calcext:value-type="string">
            <text:p>Klugesherz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26"/>
          <table:table-cell table:style-name="ce26" office:value-type="string" calcext:value-type="string">
            <text:p>Prénom</text:p>
          </table:table-cell>
          <table:table-cell table:style-name="ce85" office:value-type="string" calcext:value-type="string">
            <text:p>Joseph</text:p>
          </table:table-cell>
          <table:table-cell table:style-name="ce38" office:value-type="string" calcext:value-type="string">
            <text:p>Jospeh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26"/>
          <table:table-cell table:style-name="ce26" office:value-type="string" calcext:value-type="string">
            <text:p>Connu</text:p>
          </table:table-cell>
          <table:table-cell table:style-name="ce85" table:content-validation-name="val1" office:value-type="string" calcext:value-type="string">
            <text:p>Oui</text:p>
          </table:table-cell>
          <table:table-cell table:style-name="ce38" office:value-type="string" calcext:value-type="string">
            <text:p>Oui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26"/>
          <table:table-cell table:style-name="ce26" office:value-type="string" calcext:value-type="string">
            <text:p>Métier</text:p>
          </table:table-cell>
          <table:table-cell table:style-name="ce85" table:content-validation-name="val2" office:value-type="string" calcext:value-type="string">
            <text:p>Boulanger</text:p>
          </table:table-cell>
          <table:table-cell table:style-name="ce37" office:value-type="string" calcext:value-type="string">
            <text:p>Le vigneron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26"/>
          <table:table-cell table:style-name="ce26" office:value-type="string" calcext:value-type="string">
            <text:p>Lieu d'habitation</text:p>
          </table:table-cell>
          <table:table-cell table:style-name="ce85" office:value-type="string" calcext:value-type="string">
            <text:p>Sultzbad</text:p>
          </table:table-cell>
          <table:table-cell table:style-name="ce38" office:value-type="string" calcext:value-type="string">
            <text:p>Sultzbad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26"/>
          <table:table-cell table:style-name="ce26" office:value-type="string" calcext:value-type="string">
            <text:p>Religion</text:p>
          </table:table-cell>
          <table:table-cell table:style-name="ce85" table:content-validation-name="val3" office:value-type="string" calcext:value-type="string">
            <text:p>Catholique</text:p>
          </table:table-cell>
          <table:table-cell table:style-name="ce38" office:value-type="string" calcext:value-type="string">
            <text:p>Catholique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27" office:value-type="string" calcext:value-type="string">
            <text:p>Mére</text:p>
          </table:table-cell>
          <table:table-cell table:style-name="ce28" office:value-type="string" calcext:value-type="string">
            <text:p>Nom</text:p>
          </table:table-cell>
          <table:table-cell table:style-name="ce86" office:value-type="string" calcext:value-type="string">
            <text:p>Dietrich</text:p>
          </table:table-cell>
          <table:table-cell table:style-name="ce38" office:value-type="string" calcext:value-type="string">
            <text:p>Dietrich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28"/>
          <table:table-cell table:style-name="ce28" office:value-type="string" calcext:value-type="string">
            <text:p>Prénom</text:p>
          </table:table-cell>
          <table:table-cell table:style-name="ce86" office:value-type="string" calcext:value-type="string">
            <text:p>Marie Anne</text:p>
          </table:table-cell>
          <table:table-cell table:style-name="ce38" office:value-type="string" calcext:value-type="string">
            <text:p>Maria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28"/>
          <table:table-cell table:style-name="ce28" office:value-type="string" calcext:value-type="string">
            <text:p>Statut / Mari</text:p>
          </table:table-cell>
          <table:table-cell table:style-name="ce86" table:content-validation-name="val4" office:value-type="string" calcext:value-type="string">
            <text:p>Son épouse</text:p>
          </table:table-cell>
          <table:table-cell table:style-name="ce38" office:value-type="string" calcext:value-type="string">
            <text:p>Son épouse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28"/>
          <table:table-cell table:style-name="ce28" office:value-type="string" calcext:value-type="string">
            <text:p>Religion</text:p>
          </table:table-cell>
          <table:table-cell table:style-name="ce86" table:content-validation-name="val3" office:value-type="string" calcext:value-type="string">
            <text:p>Catholique</text:p>
          </table:table-cell>
          <table:table-cell table:style-name="ce38" office:value-type="string" calcext:value-type="string">
            <text:p>Catholique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28"/>
          <table:table-cell table:style-name="ce28" office:value-type="string" calcext:value-type="string">
            <text:p>Habitant chez</text:p>
          </table:table-cell>
          <table:table-cell table:style-name="ce86" table:content-validation-name="val5" office:value-type="string" calcext:value-type="string">
            <text:p>Chez lui</text:p>
          </table:table-cell>
          <table:table-cell table:style-name="ce38" office:value-type="string" calcext:value-type="string">
            <text:p>Chez Lui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29" office:value-type="string" calcext:value-type="string">
            <text:p>Enfant</text:p>
          </table:table-cell>
          <table:table-cell table:style-name="ce30" office:value-type="string" calcext:value-type="string">
            <text:p>Prénom</text:p>
          </table:table-cell>
          <table:table-cell table:style-name="ce57" office:value-type="string" calcext:value-type="string">
            <text:p>Joseph Georg</text:p>
          </table:table-cell>
          <table:table-cell table:style-name="ce40" office:value-type="string" calcext:value-type="string">
            <text:p>Paul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29"/>
          <table:table-cell table:style-name="ce30" office:value-type="string" calcext:value-type="string">
            <text:p>Prénom Francisé</text:p>
          </table:table-cell>
          <table:table-cell table:style-name="ce57" office:value-type="string" calcext:value-type="string">
            <text:p>Joseph Georges</text:p>
          </table:table-cell>
          <table:table-cell table:style-name="ce40" office:value-type="string" calcext:value-type="string">
            <text:p>Charle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30"/>
          <table:table-cell table:style-name="ce30" office:value-type="string" calcext:value-type="string">
            <text:p>Sexe</text:p>
          </table:table-cell>
          <table:table-cell table:style-name="ce58" table:content-validation-name="val6" office:value-type="string" calcext:value-type="string">
            <text:p>Garçon</text:p>
          </table:table-cell>
          <table:table-cell table:style-name="ce40" office:value-type="string" calcext:value-type="string">
            <text:p>Garçon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30"/>
          <table:table-cell table:style-name="ce30" office:value-type="string" calcext:value-type="string">
            <text:p>Date de naissance</text:p>
          </table:table-cell>
          <table:table-cell table:style-name="ce60" office:value-type="date" office:date-value="1880-04-05" calcext:value-type="date">
            <text:p>05/04/1880</text:p>
          </table:table-cell>
          <table:table-cell table:style-name="ce39" office:value-type="date" office:date-value="1895-08-26" calcext:value-type="date">
            <text:p>26/08/189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30"/>
          <table:table-cell table:style-name="ce30" office:value-type="string" calcext:value-type="string">
            <text:p>Naissance <text:span text:style-name="T1">(/24 heures)</text:span></text:p>
          </table:table-cell>
          <table:table-cell table:style-name="ce61" office:value-type="time" office:time-value="PT19H00M00S" calcext:value-type="time">
            <text:p>19:00</text:p>
          </table:table-cell>
          <table:table-cell table:style-name="ce74" office:value-type="time" office:time-value="PT05H00M00S" calcext:value-type="time">
            <text:p>05:00</text:p>
          </table:table-cell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1" office:value-type="string" calcext:value-type="string">
            <text:p>Les zones ci-dessous peuvent bien entendu être modifiées manuellement</text:p>
          </table:table-cell>
          <table:table-cell table:style-name="ce1" table:number-columns-repeated="2"/>
          <table:table-cell table:style-name="Default" table:number-columns-repeated="3"/>
          <table:table-cell office:value-type="string" calcext:value-type="string">
            <text:p>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.</text:p>
          </table:table-cell>
          <table:table-cell table:style-name="ce20" table:formula="of:=IF([.D$2]=&quot;&quot;;&quot;&quot;;[.D$2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4" table:formula="of:=IF([.D$4]=&quot;&quot;;&quot;&quot;;[.D$4])" office:value-type="string" office:string-value="Sultzbad" calcext:value-type="string">
            <text:p>Sultzbad</text:p>
          </table:table-cell>
          <table:table-cell table:style-name="ce6" office:value-type="string" calcext:value-type="string">
            <text:p>, am</text:p>
          </table:table-cell>
          <table:table-cell table:style-name="ce4" table:formula="of:=IF([.D$3]=&quot;&quot;;&quot;&quot;;DAY([.D$3]))" office:value-type="float" office:value="24" calcext:value-type="float">
            <text:p>24</text:p>
          </table:table-cell>
          <table:table-cell table:style-name="ce6" office:value-type="string" calcext:value-type="string">
            <text:p>.</text:p>
          </table:table-cell>
          <table:table-cell table:style-name="ce42" table:formula="of:=IF([.D$3]=&quot;&quot;;&quot;&quot;;[.D$3])" office:value-type="date" office:date-value="1881-11-24" calcext:value-type="date">
            <text:p>November</text:p>
          </table:table-cell>
          <table:table-cell table:style-name="ce23" table:formula="of:=IF([.D$3]=&quot;&quot;;&quot;&quot;;YEAR([.D$3]))" office:value-type="float" office:value="1881" calcext:value-type="float">
            <text:p>188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&lt;br&gt;</text:p>
          </table:table-cell>
          <table:table-cell table:style-name="ce45"/>
          <table:table-cell table:style-name="ce46"/>
        </table:table-row>
        <table:table-row table:style-name="ro1">
          <table:table-cell office:value-type="string" calcext:value-type="string">
            <text:p>Vor dem unterzeichneten Standesbeamten erschien heute, der Persönlichkeit nach</text:p>
          </table:table-cell>
          <table:table-cell table:number-columns-repeated="4"/>
          <table:table-cell table:style-name="ce42" table:formula="of:=IF([.D$8]=&quot;Oui&quot;;&quot;bekannt&quot;;IF([.D$8]=&quot;Non&quot;;&quot;unbekannt&quot;;&quot;&quot;))" office:value-type="string" office:string-value="bekannt" calcext:value-type="string">
            <text:p>bekan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</text:p>
          </table:table-cell>
          <table:table-cell table:style-name="ce9" table:formula="of:=IF([.D$9]=&quot;&quot;;&quot;&quot;;INDEX([Configuration.$C5:.$C9];MATCH([.D$9];[Configuration.$B5:.$B9];0)))" office:value-type="string" office:string-value="Bäckermeister" calcext:value-type="string" table:number-columns-spanned="2" table:number-rows-spanned="1">
            <text:p>Bäckermeister</text:p>
          </table:table-cell>
          <table:covered-table-cell/>
          <table:table-cell table:style-name="ce4" table:formula="of:=IF([.D$7]=&quot;&quot;;&quot;&quot;;[.D$7])" office:value-type="string" office:string-value="Joseph" calcext:value-type="string">
            <text:p>Joseph</text:p>
          </table:table-cell>
          <table:table-cell table:style-name="ce4" table:formula="of:=IF([.D$6]=&quot;&quot;;&quot;&quot;;[.D$6])" office:value-type="string" office:string-value="Klugesherz" calcext:value-type="string">
            <text:p>Klugesher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hnhaft zu </text:p>
          </table:table-cell>
          <table:table-cell table:style-name="ce4" table:formula="of:=IF([.D$10]=&quot;&quot;;&quot;&quot;;[.D$10])" office:value-type="string" office:string-value="Sultzbad" calcext:value-type="string">
            <text:p>Sultzbad</text:p>
          </table:table-cell>
          <table:table-cell table:number-columns-repeated="7"/>
        </table:table-row>
        <table:table-row table:style-name="ro1">
          <table:table-cell table:style-name="ce4" table:formula="of:=IF([.D$11]=&quot;Catholique&quot;;&quot;katholischer&quot;;IF([.D$11]=&quot;Protestante&quot;;&quot;protestantischer&quot;;IF([.D$11]=&quot;Evangélique&quot;;&quot;evangelischer&quot;;&quot;&quot;)))" office:value-type="string" office:string-value="katholischer" calcext:value-type="string">
            <text:p>katholischer</text:p>
          </table:table-cell>
          <table:table-cell office:value-type="string" calcext:value-type="string">
            <text:p>Religion, und zeigte an, daß von der</text:p>
          </table:table-cell>
          <table:table-cell table:number-columns-repeated="7"/>
        </table:table-row>
        <table:table-row table:style-name="ro1">
          <table:table-cell table:style-name="ce4" table:formula="of:=IF([.D$13]=&quot;&quot;;&quot;&quot;;[.D$13])" office:value-type="string" office:string-value="Marie Anne" calcext:value-type="string">
            <text:p>Marie Anne</text:p>
          </table:table-cell>
          <table:table-cell table:style-name="ce4" table:formula="of:=IF([.D$6]=&quot;&quot;;&quot;&quot;;[.D$6])" office:value-type="string" office:string-value="Klugesherz" calcext:value-type="string">
            <text:p>Klugesherz</text:p>
          </table:table-cell>
          <table:table-cell table:style-name="ce24" office:value-type="string" calcext:value-type="string">
            <text:p>, geborenen</text:p>
          </table:table-cell>
          <table:table-cell table:style-name="ce4" table:formula="of:=IF([.D$12]=&quot;&quot;;&quot;&quot;;[.D$12])" office:value-type="string" office:string-value="Dietrich" calcext:value-type="string">
            <text:p>Dietrich</text:p>
          </table:table-cell>
          <table:table-cell table:style-name="ce4" table:formula="of:=IF([.D$14]=&quot;Son épouse&quot;;&quot;, seiner Ehefrau&quot;;&quot;&quot;)" office:value-type="string" office:string-value=", seiner Ehefrau" calcext:value-type="string">
            <text:p>, seiner Ehefrau</text:p>
          </table:table-cell>
          <table:table-cell table:number-columns-repeated="4"/>
        </table:table-row>
        <table:table-row table:style-name="ro1">
          <table:table-cell table:style-name="ce4" table:formula="of:=IF([.D$15]=&quot;Catholique&quot;;&quot;katholischer&quot;;IF([.D$15]=&quot;Protestante&quot;;&quot;protestantischer&quot;;IF([.D$15]=&quot;Evangélique&quot;;&quot;evangelischer&quot;;&quot;&quot;)))" office:value-type="string" office:string-value="katholischer" calcext:value-type="string">
            <text:p>katholischer</text:p>
          </table:table-cell>
          <table:table-cell office:value-type="string" calcext:value-type="string">
            <text:p>Religion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hnhaft</text:p>
          </table:table-cell>
          <table:table-cell table:style-name="ce4" table:formula="of:=IF([.D$16]=&quot;Chez lui&quot;;&quot;bei ihm&quot;;IF([.D$16]=&quot;--&quot;;&quot;&quot;;&quot;&quot;))" office:value-type="string" office:string-value="bei ihm" calcext:value-type="string">
            <text:p>bei ih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u</text:p>
          </table:table-cell>
          <table:table-cell table:style-name="ce4" table:formula="of:=IF([.D$4]=&quot;&quot;;&quot;&quot;;[.D$4])" office:value-type="string" office:string-value="Sultzbad" calcext:value-type="string">
            <text:p>Sultzbad</text:p>
          </table:table-cell>
          <table:table-cell table:style-name="ce4" table:formula="of:=IF([.D$16]=&quot;Chez lui&quot;;&quot;in seiner Wohnung&quot;;&quot;&quot;)" office:value-type="string" office:string-value="in seiner Wohnung" calcext:value-type="string">
            <text:p>in seiner Wohn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</text:p>
          </table:table-cell>
          <table:table-cell table:style-name="ce22" table:formula="of:=IF([.D$20]=&quot;&quot;;&quot;&quot;;IF(DAY([.D$20])&lt;=29;CHOOSE(DAY([.D$20]);&quot;ers&quot;;&quot;zwei&quot;;&quot;drit&quot;;&quot;vier&quot;;&quot;fünf&quot;;&quot;sechs&quot;;&quot;sieb&quot;;&quot;ach&quot;;&quot;neun&quot;;&quot;zehn&quot;;&quot;elf&quot;;&quot;zwölf&quot;;&quot;dreizehn&quot;;&quot;vierzehn&quot;;&quot;fünfzehn&quot;;&quot;sechzehn&quot;;&quot;siebzehn&quot;;&quot;achtzehn&quot;;&quot;neunzehn&quot;;&quot;zwanzigs&quot;;&quot;einundzwanzigs&quot;;&quot;zweiundzwanzigs&quot;;&quot;dreiundzwanzigs&quot;;&quot;vierundzwanzigs&quot;;&quot;fünfundzwanzigs&quot;;&quot;sechundzwanzigs&quot;;&quot;siebundzwanzigs&quot;;&quot;achtundzwanzigs&quot;;&quot;neunundzwanzigs&quot;;);CHOOSE((DAY([.D$20])-29);&quot;dreißigs&quot;;&quot;einunddreißigs&quot;)))" office:value-type="string" office:string-value="fünf" calcext:value-type="string">
            <text:p>fünf</text:p>
          </table:table-cell>
          <table:table-cell office:value-type="string" calcext:value-type="string">
            <text:p>ten</text:p>
          </table:table-cell>
          <table:table-cell table:style-name="ce34" table:formula="of:=IF([.D$20]=&quot;&quot;;&quot;&quot;;[.D$20])" office:value-type="date" office:date-value="1880-04-05" calcext:value-type="date">
            <text:p>April</text:p>
          </table:table-cell>
          <table:table-cell office:value-type="string" calcext:value-type="string">
            <text:p>des Jahr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usend acht hundert</text:p>
          </table:table-cell>
          <table:table-cell/>
          <table:table-cell table:style-name="ce25" table:formula="of:=IF([.D$20]=&quot;&quot;;&quot;&quot;;ORG.NUMBERTEXT.NUMBERTEXT(ROUNDDOWN(((YEAR([.D$20])-1800)/10);0);&quot;de&quot;))" office:value-type="string" office:string-value="Acht" calcext:value-type="string">
            <text:p>Acht</text:p>
          </table:table-cell>
          <table:table-cell office:value-type="string" calcext:value-type="string">
            <text:p>zig und</text:p>
          </table:table-cell>
          <table:table-cell table:style-name="ce43"/>
          <table:table-cell table:style-name="ce4" table:formula="of:=IF([.D$21]=&quot;&quot;;&quot;&quot;;IF(HOUR([.D$21])&gt;=12;&quot;, Nachmittags&quot;;&quot;, Vormittags&quot;))" office:value-type="string" office:string-value=", Nachmittags" calcext:value-type="string">
            <text:p>, Nachmittag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m</text:p>
          </table:table-cell>
          <table:table-cell table:style-name="ce23" table:formula="of:=IF([.D$21]=&quot;&quot;;&quot;&quot;;IF(HOUR([.D$21])&gt;=12;ORG.NUMBERTEXT.NUMBERTEXT(HOUR([.D$21])-12;&quot;de&quot;);ORG.NUMBERTEXT.NUMBERTEXT(HOUR([.D$21]);&quot;de&quot;)  ))" office:value-type="string" office:string-value="Sieben" calcext:value-type="string">
            <text:p>Sieben</text:p>
          </table:table-cell>
          <table:table-cell office:value-type="string" calcext:value-type="string">
            <text:p>Uhr</text:p>
          </table:table-cell>
          <table:table-cell table:style-name="ce64" office:value-type="string" calcext:value-type="string">
            <text:p>Ein Kind</text:p>
          </table:table-cell>
          <table:table-cell table:style-name="ce77" table:formula="of:=IF([.D$19]=&quot;--&quot;;&quot;&quot;;IF([.D$19]=&quot;Fille&quot;;&quot;weib&quot;;&quot;män&quot;))" office:value-type="string" office:string-value="män" calcext:value-type="string">
            <text:p>män</text:p>
          </table:table-cell>
          <table:table-cell table:style-name="ce7" office:value-type="string" calcext:value-type="string">
            <text:p>lichen</text:p>
          </table:table-cell>
          <table:table-cell table:number-columns-repeated="3"/>
        </table:table-row>
        <table:table-row table:style-name="ro3">
          <table:table-cell table:style-name="ce7" office:value-type="string" calcext:value-type="string">
            <text:p>geslechts geboren worden sei, welches </text:p>
          </table:table-cell>
          <table:table-cell table:number-columns-repeated="2"/>
          <table:table-cell table:style-name="ce20" table:formula="of:=IF([.D$19]=&quot;--&quot;;&quot;&quot;;IF([.D$19]=&quot;Fille&quot;;&quot;der&quot;;&quot;den&quot;))" office:value-type="string" office:string-value="den" calcext:value-type="string">
            <text:p>den</text:p>
          </table:table-cell>
          <table:table-cell office:value-type="string" calcext:value-type="string">
            <text:p>Vornahmen</text:p>
          </table:table-cell>
          <table:table-cell table:number-columns-repeated="4"/>
        </table:table-row>
        <table:table-row table:style-name="ro1">
          <table:table-cell table:style-name="ce4" table:formula="of:=IF([.D$17]=&quot;&quot;;&quot;&quot;;[.D$17])" office:value-type="string" office:string-value="Joseph Georg" calcext:value-type="string">
            <text:p>Joseph Georg</text:p>
          </table:table-cell>
          <table:table-cell office:value-type="string" calcext:value-type="string">
            <text:p>erhalten habe.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gelesen, genehmigt und </text:p>
          </table:table-cell>
          <table:table-cell/>
          <table:table-cell table:style-name="ce24" office:value-type="string" calcext:value-type="string">
            <text:p>unterschrieben</text:p>
          </table:table-cell>
          <table:table-cell table:number-columns-repeated="6"/>
        </table:table-row>
        <table:table-row table:style-name="ro1">
          <table:table-cell table:style-name="ce4" table:formula="of:=IF([.D$6]=&quot;&quot;;&quot;&quot;;[.D$6])" office:value-type="string" office:string-value="Klugesherz" calcext:value-type="string">
            <text:p>Klugesherz</text:p>
          </table:table-cell>
          <table:table-cell table:number-columns-repeated="5"/>
          <table:table-cell office:value-type="string" calcext:value-type="string">
            <text:p>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Standesbeamter</text:p>
          </table:table-cell>
          <table:table-cell table:number-columns-repeated="8"/>
        </table:table-row>
        <table:table-row table:style-name="ro1">
          <table:table-cell table:style-name="ce4" table:formula="of:=IF([.D$5]=&quot;&quot;;&quot;&quot;;[.D$5])" office:value-type="string" office:string-value="Cordan" calcext:value-type="string">
            <text:p>Cordan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Uebereinstimmung mit dem Hauptregister beglaubigt</text:p>
          </table:table-cell>
          <table:table-cell table:number-columns-repeated="8"/>
        </table:table-row>
        <table:table-row table:style-name="ro1">
          <table:table-cell table:style-name="ce4" table:formula="of:=IF([.D$4]=&quot;&quot;;&quot;&quot;;[.D$4])" office:value-type="string" office:string-value="Sultzbad" calcext:value-type="string">
            <text:p>Sultzbad</text:p>
          </table:table-cell>
          <table:table-cell table:style-name="ce6" office:value-type="string" calcext:value-type="string">
            <text:p>, am</text:p>
          </table:table-cell>
          <table:table-cell table:style-name="ce4" table:formula="of:=IF([.D$3]=&quot;&quot;;&quot;&quot;;DAY([.D$3]))" office:value-type="float" office:value="24" calcext:value-type="float">
            <text:p>24</text:p>
          </table:table-cell>
          <table:table-cell office:value-type="string" calcext:value-type="string">
            <text:p>ten</text:p>
          </table:table-cell>
          <table:table-cell table:style-name="ce42" table:formula="of:=IF([.D$3]=&quot;&quot;;&quot;&quot;;[.D$3])" office:value-type="date" office:date-value="1881-11-24" calcext:value-type="date">
            <text:p>November</text:p>
          </table:table-cell>
          <table:table-cell table:style-name="ce4" table:formula="of:=IF([.D$3]=&quot;&quot;;&quot;&quot;;YEAR([.D$3]))" office:value-type="float" office:value="1881" calcext:value-type="float">
            <text:p>1881</text:p>
          </table:table-cell>
          <table:table-cell office:value-type="string" calcext:value-type="string">
            <text:p>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Standesbeamten</text:p>
          </table:table-cell>
          <table:table-cell table:number-columns-repeated="8"/>
        </table:table-row>
        <table:table-row table:style-name="ro1">
          <table:table-cell table:style-name="ce4" table:formula="of:=IF([.D$5]=&quot;&quot;;&quot;&quot;;[.D$5])" office:value-type="string" office:string-value="Cordan" calcext:value-type="string">
            <text:p>Cordan</text:p>
          </table:table-cell>
          <table:table-cell table:number-columns-repeated="8"/>
        </table:table-row>
        <table:table-row table:style-name="ro1">
          <table:table-cell table:style-name="Default" table:number-columns-repeated="6"/>
          <table:table-cell office:value-type="string" calcext:value-type="string">
            <text:p>&lt;br&gt;</text:p>
          </table:table-cell>
          <table:table-cell table:number-columns-repeated="2"/>
        </table:table-row>
        <table:table-row table:style-name="ro1">
          <table:table-cell table:style-name="Default" table:number-columns-repeated="6"/>
          <table:table-cell office:value-type="string" calcext:value-type="string">
            <text:p>&lt;br&gt;</text:p>
          </table:table-cell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N°</text:p>
          </table:table-cell>
          <table:table-cell table:style-name="ce20" table:formula="of:=IF([.$D$2]=&quot;&quot;;&quot;&quot;;[.$D$2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4" table:formula="of:=IF([.D$4]=&quot;&quot;;&quot;&quot;;[.D$4])" office:value-type="string" office:string-value="Sultzbad" calcext:value-type="string">
            <text:p>Sultzbad</text:p>
          </table:table-cell>
          <table:table-cell table:style-name="ce6" office:value-type="string" calcext:value-type="string">
            <text:p>le</text:p>
          </table:table-cell>
          <table:table-cell table:style-name="ce4" table:formula="of:=IF([.D$3]=&quot;&quot;;&quot;&quot;;DAY([.D$3]))" office:value-type="float" office:value="24" calcext:value-type="float">
            <text:p>24</text:p>
          </table:table-cell>
          <table:table-cell table:style-name="ce36" table:formula="of:=IF([.D$3]=&quot;&quot;;&quot;&quot;;[.D$3])" office:value-type="date" office:date-value="1881-11-24" calcext:value-type="date">
            <text:p>novembre</text:p>
          </table:table-cell>
          <table:table-cell table:style-name="ce23" table:formula="of:=IF([.D$3]=&quot;&quot;;&quot;&quot;;YEAR([.D$3]))" office:value-type="float" office:value="1881" calcext:value-type="float">
            <text:p>188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ant l’officier d’état civil soussigné s’est aujourd’hui présenté en personne</text:p>
          </table:table-cell>
          <table:table-cell table:number-columns-repeated="3"/>
          <table:table-cell table:style-name="ce4" table:formula="of:=IF([.D$8]=&quot;Oui&quot;;&quot;connu&quot;;IF([.D$8]=&quot;Non&quot;;&quot;non connu&quot;;&quot;&quot;))" office:value-type="string" office:string-value="connu" calcext:value-type="string">
            <text:p>connu</text:p>
          </table:table-cell>
          <table:table-cell table:number-columns-repeated="4"/>
        </table:table-row>
        <table:table-row table:style-name="ro1">
          <table:table-cell table:style-name="ce9" table:formula="of:=IF([.D$9]=&quot;&quot;;&quot;&quot;;LOWER([.D$9]))" office:value-type="string" office:string-value="boulanger" calcext:value-type="string" table:number-columns-spanned="2" table:number-rows-spanned="1">
            <text:p>boulanger</text:p>
          </table:table-cell>
          <table:covered-table-cell/>
          <table:table-cell table:style-name="ce4" table:formula="of:=IF([.D$7]=&quot;&quot;;&quot;&quot;;[.D$7])" office:value-type="string" office:string-value="Joseph" calcext:value-type="string">
            <text:p>Joseph</text:p>
          </table:table-cell>
          <table:table-cell table:style-name="ce4" table:formula="of:=IF([.$D$6]=&quot;&quot;;&quot;&quot;;[.$D$6])" office:value-type="string" office:string-value="Klugesherz" calcext:value-type="string">
            <text:p>Klugesher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icilié à</text:p>
          </table:table-cell>
          <table:table-cell table:style-name="ce4" table:formula="of:=IF([.D$10]=&quot;&quot;;&quot;&quot;;[.D$10])" office:value-type="string" office:string-value="Sultzbad" calcext:value-type="string">
            <text:p>Sultzbad</text:p>
          </table:table-cell>
          <table:table-cell office:value-type="string" calcext:value-type="string">
            <text:p>de religion</text:p>
          </table:table-cell>
          <table:table-cell table:style-name="ce4" table:formula="of:=IF([.D$11]=&quot;--&quot;;&quot;&quot;;LOWER([.D$11]))" office:value-type="string" office:string-value="catholique" calcext:value-type="string">
            <text:p>catholique</text:p>
          </table:table-cell>
          <table:table-cell office:value-type="string" calcext:value-type="string">
            <text:p>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t a déclaré qu'avec</text:p>
          </table:table-cell>
          <table:table-cell/>
          <table:table-cell table:style-name="ce4" table:formula="of:=IF([.D$13]=&quot;&quot;;&quot;&quot;;[.D$13])" office:value-type="string" office:string-value="Marie Anne" calcext:value-type="string">
            <text:p>Marie Anne</text:p>
          </table:table-cell>
          <table:table-cell table:style-name="ce4" table:formula="of:=IF([.D$6]=&quot;&quot;;&quot;&quot;;[.D$6])" office:value-type="string" office:string-value="Klugesherz" calcext:value-type="string">
            <text:p>Klugesherz</text:p>
          </table:table-cell>
          <table:table-cell office:value-type="string" calcext:value-type="string">
            <text:p>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ée</text:p>
          </table:table-cell>
          <table:table-cell table:style-name="ce4" table:formula="of:=IF([.D$12]=&quot;&quot;;&quot;&quot;;[.D$12])" office:value-type="string" office:string-value="Dietrich" calcext:value-type="string">
            <text:p>Dietrich</text:p>
          </table:table-cell>
          <table:table-cell table:style-name="ce4" table:formula="of:=IF([.D$14]=&quot;--&quot;;&quot;&quot;;LOWER([.D$14]))" office:value-type="string" office:string-value="son épouse" calcext:value-type="string">
            <text:p>son épouse</text:p>
          </table:table-cell>
          <table:table-cell office:value-type="string" calcext:value-type="string">
            <text:p>de religion</text:p>
          </table:table-cell>
          <table:table-cell table:style-name="ce4" table:formula="of:=IF([.D$15]=&quot;--&quot;;&quot;&quot;;LOWER([.D$15]))" office:value-type="string" office:string-value="catholique" calcext:value-type="string">
            <text:p>catholi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vant</text:p>
          </table:table-cell>
          <table:table-cell table:style-name="ce4" table:formula="of:=IF([.D$16]=&quot;--&quot;;&quot;&quot;;LOWER([.D$16]))" office:value-type="string" office:string-value="chez lui" calcext:value-type="string">
            <text:p>chez lui</text:p>
          </table:table-cell>
          <table:table-cell office:value-type="string" calcext:value-type="string">
            <text:p>à</text:p>
          </table:table-cell>
          <table:table-cell table:style-name="ce4" table:formula="of:=IF([.D$4]=&quot;&quot;;&quot;&quot;;[.D$4])" office:value-type="string" office:string-value="Sultzbad" calcext:value-type="string">
            <text:p>Sultzbad</text:p>
          </table:table-cell>
          <table:table-cell table:style-name="ce4" table:formula="of:=IF([.D$16]=&quot;Chez lui&quot;;&quot;à son domicile&quot;;&quot;&quot;)" office:value-type="string" office:string-value="à son domicile" calcext:value-type="string">
            <text:p>à son domicile</text:p>
          </table:table-cell>
          <table:table-cell table:number-columns-repeated="4"/>
        </table:table-row>
        <table:table-row table:style-name="ro3">
          <table:table-cell table:style-name="ce7" office:value-type="string" calcext:value-type="string">
            <text:p>est né le</text:p>
          </table:table-cell>
          <table:table-cell table:style-name="ce49" table:formula="of:=IF([.$D$20]=&quot;&quot;;&quot;&quot;;[.$D$20])" office:value-type="date" office:date-value="1880-04-05" calcext:value-type="date">
            <text:p>5 avril 1880</text:p>
          </table:table-cell>
          <table:table-cell table:style-name="ce6" office:value-type="string" calcext:value-type="string">
            <text:p>à</text:p>
          </table:table-cell>
          <table:table-cell table:style-name="ce63" table:formula="of:=IF([.$D$21]=&quot;&quot;;&quot;&quot;;[.$D$21])" office:value-type="time" office:time-value="PT19H00M00S" calcext:value-type="time">
            <text:p>19:00</text:p>
          </table:table-cell>
          <table:table-cell office:value-type="string" calcext:value-type="string">
            <text:p>heur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 enfant de sexe</text:p>
          </table:table-cell>
          <table:table-cell table:style-name="ce23" table:formula="of:=IF([.D$19]=&quot;--&quot;;&quot;&quot;;IF([.D$19]=&quot;Fille&quot;;&quot;féminin&quot;;&quot;masculin&quot;))" office:value-type="string" office:string-value="masculin" calcext:value-type="string">
            <text:p>masculin</text:p>
          </table:table-cell>
          <table:table-cell office:value-type="string" calcext:value-type="string">
            <text:p>et que l'enfant a reçu le prénom de</text:p>
          </table:table-cell>
          <table:table-cell/>
          <table:table-cell table:style-name="ce4" table:formula="of:=IF([.$D$17]=&quot;&quot;;&quot;&quot;;[.$D$17])" office:value-type="string" office:string-value="Joseph Georg" calcext:value-type="string">
            <text:p>Joseph Georg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, approuvé et </text:p>
          </table:table-cell>
          <table:table-cell table:style-name="ce24" office:value-type="string" calcext:value-type="string">
            <text:p>signé</text:p>
          </table:table-cell>
          <table:table-cell table:number-columns-repeated="7"/>
        </table:table-row>
        <table:table-row table:style-name="ro1">
          <table:table-cell table:style-name="ce4" table:formula="of:=IF([.D$6]=&quot;&quot;;&quot;&quot;;[.D$6])" office:value-type="string" office:string-value="Klugesherz" calcext:value-type="string">
            <text:p>Klugesherz</text:p>
          </table:table-cell>
          <table:table-cell table:number-columns-repeated="5"/>
          <table:table-cell office:value-type="string" calcext:value-type="string">
            <text:p>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greffier:</text:p>
          </table:table-cell>
          <table:table-cell table:number-columns-repeated="8"/>
        </table:table-row>
        <table:table-row table:style-name="ro1">
          <table:table-cell table:style-name="ce4" table:formula="of:=IF([.D$5]=&quot;&quot;;&quot;&quot;;[.D$5])" office:value-type="string" office:string-value="Cordan" calcext:value-type="string">
            <text:p>Corda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ertifié conforme au registre principal</text:p>
          </table:table-cell>
          <table:table-cell table:number-columns-repeated="5"/>
          <table:table-cell office:value-type="string" calcext:value-type="string">
            <text:p>&lt;br&gt;</text:p>
          </table:table-cell>
          <table:table-cell table:number-columns-repeated="2"/>
        </table:table-row>
        <table:table-row table:style-name="ro1">
          <table:table-cell table:style-name="ce4" table:formula="of:=IF([.D$4]=&quot;&quot;;&quot;&quot;;[.D$4])" office:value-type="string" office:string-value="Sultzbad" calcext:value-type="string">
            <text:p>Sultzbad</text:p>
          </table:table-cell>
          <table:table-cell table:style-name="ce6" office:value-type="string" calcext:value-type="string">
            <text:p>le</text:p>
          </table:table-cell>
          <table:table-cell table:style-name="ce4" table:formula="of:=IF([.D$3]=&quot;&quot;;&quot;&quot;;DAY([.D$3]))" office:value-type="float" office:value="24" calcext:value-type="float">
            <text:p>24</text:p>
          </table:table-cell>
          <table:table-cell table:style-name="ce36" table:formula="of:=IF([.D$3]=&quot;&quot;;&quot;&quot;;[.D$3])" office:value-type="date" office:date-value="1881-11-24" calcext:value-type="date">
            <text:p>novembre</text:p>
          </table:table-cell>
          <table:table-cell table:style-name="ce23" table:formula="of:=IF([.D$3]=&quot;&quot;;&quot;&quot;;YEAR([.D$3]))" office:value-type="float" office:value="1881" calcext:value-type="float">
            <text:p>1881</text:p>
          </table:table-cell>
          <table:table-cell/>
          <table:table-cell office:value-type="string" calcext:value-type="string">
            <text:p>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registraire</text:p>
          </table:table-cell>
          <table:table-cell table:number-columns-repeated="8"/>
        </table:table-row>
        <table:table-row table:style-name="ro1">
          <table:table-cell table:style-name="ce4" table:formula="of:=IF([.D$5]=&quot;&quot;;&quot;&quot;;[.D$5])" office:value-type="string" office:string-value="Cordan" calcext:value-type="string">
            <text:p>Cordan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11" office:value-type="string" calcext:value-type="string">
            <text:p>Détail de la citation : Naissance</text:p>
          </table:table-cell>
          <table:table-cell table:style-name="Default" table:number-columns-repeated="6"/>
          <table:table-cell/>
          <table:table-cell table:style-name="ce37" office:value-type="string" calcext:value-type="string">
            <text:p>&lt;br&gt;</text:p>
          </table:table-cell>
        </table:table-row>
        <table:table-row table:style-name="ro1">
          <table:table-cell table:style-name="ce24" office:value-type="string" calcext:value-type="string">
            <text:p>Registre N°</text:p>
          </table:table-cell>
          <table:table-cell table:style-name="ce44" table:formula="of:=IF([.$D$2]=&quot;&quot;;&quot;&quot;;[.$D$2])" office:value-type="float" office:value="19" calcext:value-type="float">
            <text:p>19</text:p>
          </table:table-cell>
          <table:table-cell table:style-name="ce48" office:value-type="string" calcext:value-type="string">
            <text:p>Né le</text:p>
          </table:table-cell>
          <table:table-cell table:style-name="ce72" table:formula="of:=IF([.$D$20]=&quot;&quot;;&quot;&quot;;[.$D$20])" office:value-type="date" office:date-value="1880-04-05" calcext:value-type="date">
            <text:p>5. avril 1880</text:p>
          </table:table-cell>
          <table:table-cell table:style-name="ce24" office:value-type="string" calcext:value-type="string">
            <text:p>à </text:p>
          </table:table-cell>
          <table:table-cell table:style-name="ce63" table:formula="of:=IF([.$D$21]=&quot;&quot;;&quot;&quot;;[.$D$21])" office:value-type="time" office:time-value="PT19H00M00S" calcext:value-type="time">
            <text:p>19:00</text:p>
          </table:table-cell>
          <table:table-cell table:style-name="Default"/>
          <table:table-cell/>
          <table:table-cell table:style-name="ce37" office:value-type="string" calcext:value-type="string">
            <text:p>&lt;br&gt;&lt;br&gt;</text:p>
          </table:table-cell>
        </table:table-row>
        <table:table-row table:style-name="ro1">
          <table:table-cell table:style-name="ce11" office:value-type="string" calcext:value-type="string">
            <text:p>Détail de la citation : <text:s/>Profession du père</text:p>
          </table:table-cell>
          <table:table-cell table:style-name="Default" table:number-columns-repeated="6"/>
          <table:table-cell/>
          <table:table-cell table:style-name="ce37" office:value-type="string" calcext:value-type="string">
            <text:p>&lt;br&gt;</text:p>
          </table:table-cell>
        </table:table-row>
        <table:table-row table:style-name="ro1">
          <table:table-cell table:style-name="ce24" office:value-type="string" calcext:value-type="string">
            <text:p>Registre N°</text:p>
          </table:table-cell>
          <table:table-cell table:style-name="ce44" table:formula="of:=IF([.$D$2]=&quot;&quot;;&quot;&quot;;[.$D$2])" office:value-type="float" office:value="19" calcext:value-type="float">
            <text:p>19</text:p>
          </table:table-cell>
          <table:table-cell table:style-name="ce48" office:value-type="string" calcext:value-type="string">
            <text:p>Profession du père de</text:p>
          </table:table-cell>
          <table:table-cell table:style-name="ce15" table:formula="of:=IF([.$D$18]=&quot;&quot;;&quot;&quot;;[.$D$18])" office:value-type="string" office:string-value="Joseph Georges" calcext:value-type="string">
            <text:p>Joseph Georges</text:p>
          </table:table-cell>
          <table:table-cell table:style-name="ce15" table:formula="of:=IF([.$D$6]=&quot;&quot;;&quot;&quot;;[.$D$6])" office:value-type="string" office:string-value="Klugesherz" calcext:value-type="string">
            <text:p>Klugesherz</text:p>
          </table:table-cell>
          <table:table-cell table:style-name="ce50" table:formula="of:=IF([.$D$20]=&quot;&quot;;&quot;&quot;;[.$D$20])" office:value-type="date" office:date-value="1880-04-05" calcext:value-type="date">
            <text:p>05/04/1880</text:p>
          </table:table-cell>
          <table:table-cell table:style-name="ce75" office:value-type="string" calcext:value-type="string">
            <text:p>:</text:p>
          </table:table-cell>
          <table:table-cell table:style-name="ce72" table:formula="of:=IF([.$D$9]=&quot;&quot;;&quot;&quot;;[.$D$9])" office:value-type="string" office:string-value="Boulanger" calcext:value-type="string">
            <text:p>Boulanger</text:p>
          </table:table-cell>
          <table:table-cell table:style-name="ce37" office:value-type="string" calcext:value-type="string">
            <text:p>&lt;br&gt;&lt;br&gt;</text:p>
          </table:table-cell>
        </table:table-row>
        <table:table-row table:style-name="ro1">
          <table:table-cell table:style-name="ce11" office:value-type="string" calcext:value-type="string">
            <text:p>Détail de la citation : <text:s/>Prénom du père</text:p>
          </table:table-cell>
          <table:table-cell table:style-name="Default" table:number-columns-repeated="6"/>
          <table:table-cell/>
          <table:table-cell table:style-name="ce37" office:value-type="string" calcext:value-type="string">
            <text:p>&lt;br&gt;</text:p>
          </table:table-cell>
        </table:table-row>
        <table:table-row table:style-name="ro1">
          <table:table-cell table:style-name="ce24" office:value-type="string" calcext:value-type="string">
            <text:p>Registre N°</text:p>
          </table:table-cell>
          <table:table-cell table:style-name="ce44" table:formula="of:=IF([.$D$2]=&quot;&quot;;&quot;&quot;;[.$D$2])" office:value-type="float" office:value="19" calcext:value-type="float">
            <text:p>19</text:p>
          </table:table-cell>
          <table:table-cell table:style-name="Default" office:value-type="string" calcext:value-type="string">
            <text:p>Prénom du père de</text:p>
          </table:table-cell>
          <table:table-cell table:style-name="ce15" table:formula="of:=IF([.$D$18]=&quot;&quot;;&quot;&quot;;[.$D$18])" office:value-type="string" office:string-value="Joseph Georges" calcext:value-type="string">
            <text:p>Joseph Georges</text:p>
          </table:table-cell>
          <table:table-cell table:style-name="ce15" table:formula="of:=IF([.$D$6]=&quot;&quot;;&quot;&quot;;[.$D$6])" office:value-type="string" office:string-value="Klugesherz" calcext:value-type="string">
            <text:p>Klugesherz</text:p>
          </table:table-cell>
          <table:table-cell table:style-name="ce50" table:formula="of:=IF([.$D$20]=&quot;&quot;;&quot;&quot;;[.$D$20])" office:value-type="date" office:date-value="1880-04-05" calcext:value-type="date">
            <text:p>05/04/1880</text:p>
          </table:table-cell>
          <table:table-cell table:style-name="ce75" office:value-type="string" calcext:value-type="string">
            <text:p>:</text:p>
          </table:table-cell>
          <table:table-cell table:style-name="ce72" table:formula="of:=IF([.$D$7]=&quot;&quot;;&quot;&quot;;[.$D$7])" office:value-type="string" office:string-value="Joseph" calcext:value-type="string">
            <text:p>Joseph</text:p>
          </table:table-cell>
          <table:table-cell table:style-name="ce37" office:value-type="string" calcext:value-type="string">
            <text:p>&lt;br&gt;&lt;br&gt;</text:p>
          </table:table-cell>
        </table:table-row>
        <table:table-row table:style-name="ro1">
          <table:table-cell table:style-name="ce11" office:value-type="string" calcext:value-type="string">
            <text:p>Détail de la citation : Prénom de la mère</text:p>
          </table:table-cell>
          <table:table-cell table:style-name="Default" table:number-columns-repeated="6"/>
          <table:table-cell/>
          <table:table-cell table:style-name="ce37" office:value-type="string" calcext:value-type="string">
            <text:p>&lt;br&gt;</text:p>
          </table:table-cell>
        </table:table-row>
        <table:table-row table:style-name="ro1">
          <table:table-cell table:style-name="ce24" office:value-type="string" calcext:value-type="string">
            <text:p>Registre N°</text:p>
          </table:table-cell>
          <table:table-cell table:style-name="ce44" table:formula="of:=IF([.$D$2]=&quot;&quot;;&quot;&quot;;[.$D$2])" office:value-type="float" office:value="19" calcext:value-type="float">
            <text:p>19</text:p>
          </table:table-cell>
          <table:table-cell table:style-name="Default" office:value-type="string" calcext:value-type="string">
            <text:p>Prénom de la mère de</text:p>
          </table:table-cell>
          <table:table-cell table:style-name="ce15" table:formula="of:=IF([.$D$18]=&quot;&quot;;&quot;&quot;;[.$D$18])" office:value-type="string" office:string-value="Joseph Georges" calcext:value-type="string">
            <text:p>Joseph Georges</text:p>
          </table:table-cell>
          <table:table-cell table:style-name="ce15" table:formula="of:=IF([.$D$6]=&quot;&quot;;&quot;&quot;;[.$D$6])" office:value-type="string" office:string-value="Klugesherz" calcext:value-type="string">
            <text:p>Klugesherz</text:p>
          </table:table-cell>
          <table:table-cell table:style-name="ce50" table:formula="of:=IF([.$D$20]=&quot;&quot;;&quot;&quot;;[.$D$20])" office:value-type="date" office:date-value="1880-04-05" calcext:value-type="date">
            <text:p>05/04/1880</text:p>
          </table:table-cell>
          <table:table-cell table:style-name="ce75" office:value-type="string" calcext:value-type="string">
            <text:p>:</text:p>
          </table:table-cell>
          <table:table-cell table:style-name="ce72" table:formula="of:=IF([.$D$13]=&quot;&quot;;&quot;&quot;;[.$D$13])" office:value-type="string" office:string-value="Marie Anne" calcext:value-type="string">
            <text:p>Marie Anne</text:p>
          </table:table-cell>
          <table:table-cell table:style-name="ce37" office:value-type="string" calcext:value-type="string">
            <text:p>&lt;br&gt;&lt;br&gt;</text:p>
          </table:table-cell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11" office:value-type="string" calcext:value-type="string">
            <text:p>Média pour Fichier source à attacher</text:p>
          </table:table-cell>
          <table:table-cell table:style-name="Default" table:number-columns-repeated="6"/>
          <table:table-cell/>
          <table:table-cell table:style-name="ce37" office:value-type="string" calcext:value-type="string">
            <text:p>&lt;br&gt;</text:p>
          </table:table-cell>
        </table:table-row>
        <table:table-row table:style-name="ro1">
          <table:table-cell table:style-name="ce15" table:formula="of:=IF([.$D$18]=&quot;&quot;;&quot;&quot;;[.$D$18])" office:value-type="string" office:string-value="Joseph Georges" calcext:value-type="string">
            <text:p>Joseph Georges</text:p>
          </table:table-cell>
          <table:table-cell table:style-name="ce15" table:formula="of:=IF([.$D$6]=&quot;&quot;;&quot;&quot;;[.$D$6])" office:value-type="string" office:string-value="Klugesherz" calcext:value-type="string">
            <text:p>Klugesherz</text:p>
          </table:table-cell>
          <table:table-cell table:style-name="ce50" table:formula="of:=IF([.$D$20]=&quot;&quot;;&quot;&quot;;[.$D$20])" office:value-type="date" office:date-value="1880-04-05" calcext:value-type="date">
            <text:p>05/04/1880</text:p>
          </table:table-cell>
          <table:table-cell table:style-name="ce75" office:value-type="string" calcext:value-type="string">
            <text:p>:</text:p>
          </table:table-cell>
          <table:table-cell table:style-name="ce24" office:value-type="string" calcext:value-type="string">
            <text:p>Registre de Naissance</text:p>
          </table:table-cell>
          <table:table-cell table:style-name="ce24"/>
          <table:table-cell table:style-name="Default"/>
          <table:table-cell/>
          <table:table-cell table:style-name="ce37" office:value-type="string" calcext:value-type="string">
            <text:p>&lt;br&gt;</text:p>
          </table:table-cell>
        </table:table-row>
        <table:named-expressions>
          <table:named-range table:name="CitationTexte" table:base-cell-address="$'Naissance 1800-1899'.$A$77" table:cell-range-address="$'Naissance 1800-1899'.$A$77:.$I$82"/>
          <table:named-range table:name="MediaTexte" table:base-cell-address="$'Naissance 1800-1899'.$A$84" table:cell-range-address="$'Naissance 1800-1899'.$A$86:.$I$87"/>
          <table:named-range table:name="SourceTexte" table:base-cell-address="$'Naissance 1800-1899'.$A$25" table:cell-range-address="$'Naissance 1800-1899'.$A$25:.$G$74"/>
        </table:named-expressions>
        <calcext:conditional-formats>
          <calcext:conditional-format calcext:target-range-address="'Naissance 1800-1899'.B54:'Naissance 1800-1899'.B54 'Naissance 1800-1899'.A55:'Naissance 1800-1899'.A55 'Naissance 1800-1899'.C55:'Naissance 1800-1899'.E55 'Naissance 1800-1899'.A58:'Naissance 1800-1899'.A58 'Naissance 1800-1899'.D58:'Naissance 1800-1899'.D59 'Naissance 1800-1899'.A67:'Naissance 1800-1899'.A67 'Naissance 1800-1899'.A69:'Naissance 1800-1899'.A69 'Naissance 1800-1899'.A74:'Naissance 1800-1899'.A74 'Naissance 1800-1899'.C58:'Naissance 1800-1899'.C58 'Naissance 1800-1899'.C72:'Naissance 1800-1899'.E72 'Naissance 1800-1899'.E57:'Naissance 1800-1899'.E57 'Naissance 1800-1899'.B59:'Naissance 1800-1899'.B59 'Naissance 1800-1899'.C60:'Naissance 1800-1899'.D60 'Naissance 1800-1899'.B61:'Naissance 1800-1899'.C61 'Naissance 1800-1899'.E61:'Naissance 1800-1899'.E62 'Naissance 1800-1899'.B62:'Naissance 1800-1899'.B64 'Naissance 1800-1899'.D62:'Naissance 1800-1899'.D63 'Naissance 1800-1899'.E64:'Naissance 1800-1899'.E64 'Naissance 1800-1899'.A72:'Naissance 1800-1899'.A72 'Naissance 1800-1899'.A31:'Naissance 1800-1899'.A33 'Naissance 1800-1899'.B34:'Naissance 1800-1899'.B36 'Naissance 1800-1899'.D36:'Naissance 1800-1899'.D36 'Naissance 1800-1899'.C37:'Naissance 1800-1899'.C37 'Naissance 1800-1899'.E37:'Naissance 1800-1899'.F37 'Naissance 1800-1899'.B38:'Naissance 1800-1899'.B38 'Naissance 1800-1899'.E38:'Naissance 1800-1899'.E38 'Naissance 1800-1899'.D39:'Naissance 1800-1899'.D39 'Naissance 1800-1899'.A40:'Naissance 1800-1899'.A40 'Naissance 1800-1899'.A43:'Naissance 1800-1899'.A43 'Naissance 1800-1899'.A45:'Naissance 1800-1899'.A45 'Naissance 1800-1899'.A48:'Naissance 1800-1899'.A48 'Naissance 1800-1899'.C48:'Naissance 1800-1899'.C48 'Naissance 1800-1899'.A50:'Naissance 1800-1899'.A50 'Naissance 1800-1899'.B29:'Naissance 1800-1899'.B30 'Naissance 1800-1899'.C35:'Naissance 1800-1899'.C35 'Naissance 1800-1899'.E48:'Naissance 1800-1899'.F48 'Naissance 1800-1899'.B25:'Naissance 1800-1899'.B25 'Naissance 1800-1899'.A26:'Naissance 1800-1899'.A26 'Naissance 1800-1899'.C26:'Naissance 1800-1899'.C26 'Naissance 1800-1899'.E26:'Naissance 1800-1899'.F26 'Naissance 1800-1899'.F28:'Naissance 1800-1899'.F28 'Naissance 1800-1899'.A87:'Naissance 1800-1899'.C87 'Naissance 1800-1899'.D29:'Naissance 1800-1899'.E29 'Naissance 1800-1899'.B32:'Naissance 1800-1899'.B32 'Naissance 1800-1899'.D32:'Naissance 1800-1899'.E32 'Naissance 1800-1899'.B80:'Naissance 1800-1899'.B80 'Naissance 1800-1899'.B78:'Naissance 1800-1899'.B78 'Naissance 1800-1899'.D78:'Naissance 1800-1899'.D78 'Naissance 1800-1899'.F78:'Naissance 1800-1899'.F78 'Naissance 1800-1899'.H80:'Naissance 1800-1899'.H80 'Naissance 1800-1899'.D80:'Naissance 1800-1899'.F80 'Naissance 1800-1899'.B82:'Naissance 1800-1899'.B82 'Naissance 1800-1899'.D82:'Naissance 1800-1899'.F82 'Naissance 1800-1899'.H82:'Naissance 1800-1899'.H82 'Naissance 1800-1899'.B84:'Naissance 1800-1899'.B84 'Naissance 1800-1899'.D84:'Naissance 1800-1899'.F84 'Naissance 1800-1899'.H84:'Naissance 1800-1899'.H84">
            <calcext:condition calcext:apply-style-name="Valeur Renseignée" calcext:value="!=&quot;&quot;" calcext:base-cell-address="'Naissance 1800-1899'.A25"/>
            <calcext:condition calcext:apply-style-name="Valeur Non Renseigné" calcext:value="=&quot;&quot;" calcext:base-cell-address="'Naissance 1800-1899'.A25"/>
          </calcext:conditional-format>
        </calcext:conditional-formats>
      </table:table>
      <table:table table:name="Décès 1900-1999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outon 1" form:control-implementation="ooo:com.sun.star.form.component.CommandButton" xml:id="control2" form:id="control2" form:label="Copie dans presse papi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Standard.Module1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4.478cm" svg:height="0.85cm" svg:x="23.228cm" svg:y="12.059cm" draw:control="control2"/>
        </table:shapes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4" table:default-cell-style-name="ce37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4" office:value-type="string" calcext:value-type="string">
            <text:p>Plages nommées</text:p>
          </table:table-cell>
          <table:table-cell table:style-name="Default" table:number-columns-repeated="3"/>
          <table:table-cell table:style-name="ce37" office:value-type="string" calcext:value-type="string">
            <text:p>Exemple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6" office:value-type="string" calcext:value-type="string">
            <text:p>SourceTexte</text:p>
          </table:table-cell>
          <table:table-cell table:style-name="ce12" office:value-type="string" calcext:value-type="string" table:number-columns-spanned="1" table:number-rows-spanned="4">
            <text:p>Registre</text:p>
          </table:table-cell>
          <table:table-cell table:style-name="ce55" office:value-type="string" calcext:value-type="string">
            <text:p>Numéro</text:p>
          </table:table-cell>
          <table:table-cell table:style-name="ce53" office:value-type="float" office:value="13" calcext:value-type="float">
            <text:p>13</text:p>
          </table:table-cell>
          <table:table-cell table:style-name="ce38" office:value-type="float" office:value="13" calcext:value-type="float">
            <text:p>13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6" office:value-type="string" calcext:value-type="string">
            <text:p>CitatinoTexte</text:p>
          </table:table-cell>
          <table:covered-table-cell table:style-name="ce55"/>
          <table:table-cell table:style-name="ce55" office:value-type="string" calcext:value-type="string">
            <text:p>Date d'écriture</text:p>
          </table:table-cell>
          <table:table-cell table:style-name="ce54" office:value-type="date" office:date-value="1904-09-27" calcext:value-type="date">
            <text:p>27/09/1904</text:p>
          </table:table-cell>
          <table:table-cell table:style-name="ce39" office:value-type="date" office:date-value="1904-09-27" calcext:value-type="date">
            <text:p>27/09/1904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6" office:value-type="string" calcext:value-type="string">
            <text:p>MediaTexte</text:p>
          </table:table-cell>
          <table:covered-table-cell table:style-name="ce55"/>
          <table:table-cell table:style-name="ce55" office:value-type="string" calcext:value-type="string">
            <text:p>Ville </text:p>
          </table:table-cell>
          <table:table-cell table:style-name="ce53" office:value-type="string" calcext:value-type="string">
            <text:p>Sulzbad</text:p>
          </table:table-cell>
          <table:table-cell table:style-name="ce38" office:value-type="string" calcext:value-type="string">
            <text:p>Sultzbad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/>
          <table:covered-table-cell table:style-name="ce55"/>
          <table:table-cell table:style-name="ce55" office:value-type="string" calcext:value-type="string">
            <text:p>Greffier</text:p>
          </table:table-cell>
          <table:table-cell table:style-name="ce53" office:value-type="string" calcext:value-type="string">
            <text:p>Wicker</text:p>
          </table:table-cell>
          <table:table-cell table:style-name="ce38" office:value-type="string" calcext:value-type="string">
            <text:p>Wicker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/>
          <table:table-cell table:style-name="ce21" office:value-type="string" calcext:value-type="string">
            <text:p>Pére</text:p>
          </table:table-cell>
          <table:table-cell table:style-name="ce26" office:value-type="string" calcext:value-type="string">
            <text:p>Nom</text:p>
          </table:table-cell>
          <table:table-cell table:style-name="ce85" office:value-type="string" calcext:value-type="string">
            <text:p>Klugesherz</text:p>
          </table:table-cell>
          <table:table-cell table:style-name="ce38" office:value-type="string" calcext:value-type="string">
            <text:p>Klugesherz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26"/>
          <table:table-cell table:style-name="ce26" office:value-type="string" calcext:value-type="string">
            <text:p>Prénom</text:p>
          </table:table-cell>
          <table:table-cell table:style-name="ce85" office:value-type="string" calcext:value-type="string">
            <text:p>Joseph</text:p>
          </table:table-cell>
          <table:table-cell table:style-name="ce38" office:value-type="string" calcext:value-type="string">
            <text:p>Joseph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26"/>
          <table:table-cell table:style-name="ce26" office:value-type="string" calcext:value-type="string">
            <text:p>Connu</text:p>
          </table:table-cell>
          <table:table-cell table:style-name="ce85" table:content-validation-name="val1" office:value-type="string" calcext:value-type="string">
            <text:p>Oui</text:p>
          </table:table-cell>
          <table:table-cell table:style-name="ce38" office:value-type="string" calcext:value-type="string">
            <text:p>Oui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26"/>
          <table:table-cell table:style-name="ce26" office:value-type="string" calcext:value-type="string">
            <text:p>Métier</text:p>
          </table:table-cell>
          <table:table-cell table:style-name="ce85" table:content-validation-name="val2" office:value-type="string" calcext:value-type="string">
            <text:p>Boulanger</text:p>
          </table:table-cell>
          <table:table-cell table:style-name="ce37" office:value-type="string" calcext:value-type="string">
            <text:p>Le boulanger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26"/>
          <table:table-cell table:style-name="ce26" office:value-type="string" calcext:value-type="string">
            <text:p>Lieu d'habitation</text:p>
          </table:table-cell>
          <table:table-cell table:style-name="ce85" office:value-type="string" calcext:value-type="string">
            <text:p>Sulzbad</text:p>
          </table:table-cell>
          <table:table-cell table:style-name="ce38" office:value-type="string" calcext:value-type="string">
            <text:p>Sultzbad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27" office:value-type="string" calcext:value-type="string">
            <text:p>Mére</text:p>
          </table:table-cell>
          <table:table-cell table:style-name="ce28" office:value-type="string" calcext:value-type="string">
            <text:p>Nom</text:p>
          </table:table-cell>
          <table:table-cell table:style-name="ce86" office:value-type="string" calcext:value-type="string">
            <text:p>Fischer</text:p>
          </table:table-cell>
          <table:table-cell table:style-name="ce38" office:value-type="string" calcext:value-type="string">
            <text:p>Fischer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28"/>
          <table:table-cell table:style-name="ce28" office:value-type="string" calcext:value-type="string">
            <text:p>Prénom</text:p>
          </table:table-cell>
          <table:table-cell table:style-name="ce86" office:value-type="string" calcext:value-type="string">
            <text:p>Viktorin</text:p>
          </table:table-cell>
          <table:table-cell table:style-name="ce38" office:value-type="string" calcext:value-type="string">
            <text:p>Viktorin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28"/>
          <table:table-cell table:style-name="ce28" office:value-type="string" calcext:value-type="string">
            <text:p>Statut / Mari</text:p>
          </table:table-cell>
          <table:table-cell table:style-name="ce86" table:content-validation-name="val4" office:value-type="string" calcext:value-type="string">
            <text:p>Son épouse</text:p>
          </table:table-cell>
          <table:table-cell table:style-name="ce38" office:value-type="string" calcext:value-type="string">
            <text:p>Son épouse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95" office:value-type="string" calcext:value-type="string">
            <text:p>Enfant</text:p>
          </table:table-cell>
          <table:table-cell table:style-name="ce96" office:value-type="string" calcext:value-type="string">
            <text:p>Prénom</text:p>
          </table:table-cell>
          <table:table-cell table:style-name="ce131" office:value-type="string" calcext:value-type="string">
            <text:p>Karl</text:p>
          </table:table-cell>
          <table:table-cell table:style-name="ce40" office:value-type="string" calcext:value-type="string">
            <text:p>Karl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95"/>
          <table:table-cell table:style-name="ce96" office:value-type="string" calcext:value-type="string">
            <text:p>Prénom Francisé</text:p>
          </table:table-cell>
          <table:table-cell table:style-name="ce131" office:value-type="string" calcext:value-type="string">
            <text:p>Charles</text:p>
          </table:table-cell>
          <table:table-cell table:style-name="ce40" office:value-type="string" calcext:value-type="string">
            <text:p>Charle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95"/>
          <table:table-cell table:style-name="ce96" office:value-type="string" calcext:value-type="string">
            <text:p>Age du décès (unités)</text:p>
          </table:table-cell>
          <table:table-cell table:style-name="ce131" table:content-validation-name="val7" office:value-type="string" calcext:value-type="string">
            <text:p>Années</text:p>
          </table:table-cell>
          <table:table-cell table:style-name="ce40" office:value-type="string" calcext:value-type="string">
            <text:p>Année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95"/>
          <table:table-cell table:style-name="ce96" office:value-type="string" calcext:value-type="string">
            <text:p>Age du décès</text:p>
          </table:table-cell>
          <table:table-cell table:style-name="ce105" office:value-type="float" office:value="4.75" calcext:value-type="float">
            <text:p>4,75</text:p>
          </table:table-cell>
          <table:table-cell table:style-name="ce113" office:value-type="float" office:value="4.75" calcext:value-type="float">
            <text:p>4,7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95"/>
          <table:table-cell table:style-name="ce96" office:value-type="string" calcext:value-type="string">
            <text:p>Religion</text:p>
          </table:table-cell>
          <table:table-cell table:style-name="ce133" table:content-validation-name="val3" office:value-type="string" calcext:value-type="string">
            <text:p>Catholique</text:p>
          </table:table-cell>
          <table:table-cell table:style-name="ce40" office:value-type="string" calcext:value-type="string">
            <text:p>Catholique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95"/>
          <table:table-cell table:style-name="ce96" office:value-type="string" calcext:value-type="string">
            <text:p>Né</text:p>
          </table:table-cell>
          <table:table-cell table:style-name="ce133" office:value-type="string" calcext:value-type="string">
            <text:p>Sulzbad</text:p>
          </table:table-cell>
          <table:table-cell table:style-name="ce40" office:value-type="string" calcext:value-type="string">
            <text:p>Sultzbad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95"/>
          <table:table-cell table:style-name="ce96" office:value-type="string" calcext:value-type="string">
            <text:p>Lieu d'habitation</text:p>
          </table:table-cell>
          <table:table-cell table:style-name="ce133" office:value-type="string" calcext:value-type="string">
            <text:p>Sulzbad</text:p>
          </table:table-cell>
          <table:table-cell table:style-name="ce40" office:value-type="string" calcext:value-type="string">
            <text:p>Sultzbad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96"/>
          <table:table-cell table:style-name="ce96" office:value-type="string" calcext:value-type="string">
            <text:p>Sexe</text:p>
          </table:table-cell>
          <table:table-cell table:style-name="ce133" table:content-validation-name="val6" office:value-type="string" calcext:value-type="string">
            <text:p>Garçon</text:p>
          </table:table-cell>
          <table:table-cell table:style-name="ce40" office:value-type="string" calcext:value-type="string">
            <text:p>Garçon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96"/>
          <table:table-cell table:style-name="ce96" office:value-type="string" calcext:value-type="string">
            <text:p>Date de décès</text:p>
          </table:table-cell>
          <table:table-cell table:style-name="ce107" office:value-type="date" office:date-value="1904-09-27" calcext:value-type="date">
            <text:p>27/09/1904</text:p>
          </table:table-cell>
          <table:table-cell table:style-name="ce39" office:value-type="date" office:date-value="1904-09-27" calcext:value-type="date">
            <text:p>27/09/1904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96"/>
          <table:table-cell table:style-name="ce96" office:value-type="string" calcext:value-type="string">
            <text:p>Heure de Décès <text:span text:style-name="T1">(/24 heures)</text:span></text:p>
          </table:table-cell>
          <table:table-cell table:style-name="ce108" office:value-type="time" office:time-value="PT02H00M00S" calcext:value-type="time">
            <text:p>02:00</text:p>
          </table:table-cell>
          <table:table-cell table:style-name="ce74" office:value-type="time" office:time-value="PT02H00M00S" calcext:value-type="time">
            <text:p>02:00</text:p>
          </table:table-cell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1" office:value-type="string" calcext:value-type="string">
            <text:p>Les zones ci-dessous peuvent bien entendu être modifiées manuellement</text:p>
          </table:table-cell>
          <table:table-cell table:style-name="ce1" table:number-columns-repeated="2"/>
          <table:table-cell table:style-name="Default" table:number-columns-repeated="3"/>
          <table:table-cell office:value-type="string" calcext:value-type="string">
            <text:p>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.</text:p>
          </table:table-cell>
          <table:table-cell table:style-name="ce123" table:formula="of:=IF([.D$2]=&quot;&quot;;&quot;&quot;;[.D$2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17" table:formula="of:=IF([.D$4]=&quot;&quot;;&quot;&quot;;[.D$4])" office:value-type="string" office:string-value="Sulzbad" calcext:value-type="string">
            <text:p>Sulzbad</text:p>
          </table:table-cell>
          <table:table-cell table:style-name="ce6" office:value-type="string" calcext:value-type="string">
            <text:p>, am</text:p>
          </table:table-cell>
          <table:table-cell table:style-name="ce117" table:formula="of:=IF([.D$3]=&quot;&quot;;&quot;&quot;;DAY([.D$3]))" office:value-type="float" office:value="27" calcext:value-type="float">
            <text:p>27</text:p>
          </table:table-cell>
          <table:table-cell table:style-name="ce6" office:value-type="string" calcext:value-type="string">
            <text:p>.</text:p>
          </table:table-cell>
          <table:table-cell table:style-name="ce142" table:formula="of:=IF([.D$3]=&quot;&quot;;&quot;&quot;;[.D$3])" office:value-type="date" office:date-value="1904-09-27" calcext:value-type="date">
            <text:p>September</text:p>
          </table:table-cell>
          <table:table-cell table:style-name="ce129" table:formula="of:=IF([.D$3]=&quot;&quot;;&quot;&quot;;YEAR([.D$3]))" office:value-type="float" office:value="1904" calcext:value-type="float">
            <text:p>190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&lt;br&gt;</text:p>
          </table:table-cell>
          <table:table-cell table:style-name="ce45"/>
          <table:table-cell table:style-name="ce46"/>
        </table:table-row>
        <table:table-row table:style-name="ro1">
          <table:table-cell office:value-type="string" calcext:value-type="string">
            <text:p>Vor dem unterzeichneten Standesbeamten erschien heute, der Persönlichkeit nach</text:p>
          </table:table-cell>
          <table:table-cell table:number-columns-repeated="4"/>
          <table:table-cell table:style-name="ce142" table:formula="of:=IF([.D$8]=&quot;Oui&quot;;&quot;bekannt&quot;;IF([.D$8]=&quot;Non&quot;;&quot;unbekannt&quot;;&quot;&quot;))" office:value-type="string" office:string-value="bekannt" calcext:value-type="string">
            <text:p>bekan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</text:p>
          </table:table-cell>
          <table:table-cell table:style-name="ce119" table:formula="of:=IF([.D$9]=&quot;&quot;;&quot;&quot;;INDEX([Configuration.$C5:.$C9];MATCH([.D$9];[Configuration.$B5:.$B9];0)))" office:value-type="string" office:string-value="Bäckermeister" calcext:value-type="string">
            <text:p>Bäckermeister</text:p>
          </table:table-cell>
          <table:table-cell table:style-name="ce117" table:formula="of:=IF([.D$7]=&quot;&quot;;&quot;&quot;;[.D$7])" office:value-type="string" office:string-value="Joseph" calcext:value-type="string">
            <text:p>Joseph</text:p>
          </table:table-cell>
          <table:table-cell table:style-name="ce117" table:formula="of:=IF([.$D$6]=&quot;&quot;;&quot;&quot;;[.$D$6])" office:value-type="string" office:string-value="Klugesherz" calcext:value-type="string">
            <text:p>Klugesher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hnhaft in</text:p>
          </table:table-cell>
          <table:table-cell table:style-name="ce117" table:formula="of:=IF([.D$10]=&quot;&quot;;&quot;&quot;;[.D$10])" office:value-type="string" office:string-value="Sulzbad" calcext:value-type="string">
            <text:p>Sulzb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d zeigte an, daß</text:p>
          </table:table-cell>
          <table:table-cell table:style-name="ce117" table:formula="of:=IF([.D$14]=&quot;&quot;;&quot;&quot;;[.D$14])" office:value-type="string" office:string-value="Karl" calcext:value-type="string">
            <text:p>Karl</text:p>
          </table:table-cell>
          <table:table-cell table:style-name="ce117" table:formula="of:=IF([.$D$6]=&quot;&quot;;&quot;&quot;;[.$D$6])" office:value-type="string" office:string-value="Klugesherz" calcext:value-type="string">
            <text:p>Klugesherz</text:p>
          </table:table-cell>
          <table:table-cell table:number-columns-repeated="6"/>
        </table:table-row>
        <table:table-row table:style-name="ro1">
          <table:table-cell table:style-name="ce117" table:formula="of:=IF([.D$17]=&quot;&quot;;&quot;&quot;;[.D$17])" office:value-type="float" office:value="4.75" calcext:value-type="float">
            <text:p>4,75</text:p>
          </table:table-cell>
          <table:table-cell table:style-name="ce117" table:formula="of:=IF([.D$16]=&quot;Jours&quot;;&quot;Tage&quot;;IF([.D$16]=&quot;Mois&quot;;&quot;Monate&quot;;IF([.D$16]=&quot;Années&quot;;&quot;Jahre&quot;;&quot;&quot;)))" office:value-type="string" office:string-value="Jahre" calcext:value-type="string">
            <text:p>Jahre</text:p>
          </table:table-cell>
          <table:table-cell table:style-name="ce117" office:value-type="string" calcext:value-type="string">
            <text:p>alt,</text:p>
          </table:table-cell>
          <table:table-cell table:style-name="ce117" table:formula="of:=IF([.D$18]=&quot;Catholique&quot;;&quot;katholischer&quot;;IF([.D$18]=&quot;Protestante&quot;;&quot;protestantischer&quot;;IF([.D$18]=&quot;Evangélique&quot;;&quot;evangelischer&quot;;&quot;&quot;)))" office:value-type="string" office:string-value="katholischer" calcext:value-type="string">
            <text:p>katholischer</text:p>
          </table:table-cell>
          <table:table-cell office:value-type="string" calcext:value-type="string">
            <text:p>Relig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hnhaft in</text:p>
          </table:table-cell>
          <table:table-cell table:style-name="ce117" table:formula="of:=IF([.$D$20]=&quot;&quot;;&quot;&quot;;[.$D$20])" office:value-type="string" office:string-value="Sulzbad" calcext:value-type="string">
            <text:p>Sulzbad</text:p>
          </table:table-cell>
          <table:table-cell office:value-type="string" calcext:value-type="string">
            <text:p>geboren zu</text:p>
          </table:table-cell>
          <table:table-cell table:style-name="ce117" table:formula="of:=IF([.$D$19]=&quot;&quot;;&quot;&quot;;[.$D$19])" office:value-type="string" office:string-value="Sulzbad" calcext:value-type="string">
            <text:p>Sulzbad</text:p>
          </table:table-cell>
          <table:table-cell table:number-columns-repeated="5"/>
        </table:table-row>
        <table:table-row table:style-name="ro1">
          <table:table-cell table:style-name="ce93" table:formula="of:=IF([.D$21]=&quot;--&quot;;&quot;&quot;;IF([.D$21]=&quot;Fille&quot;;&quot;Tochter&quot;;&quot;Son&quot;))" office:value-type="string" office:string-value="Son" calcext:value-type="string">
            <text:p>Son</text:p>
          </table:table-cell>
          <table:table-cell table:number-columns-repeated="2" table:style-name="ce117" office:value-type="string" calcext:value-type="string">
            <text:p>??</text:p>
          </table:table-cell>
          <table:table-cell office:value-type="string" calcext:value-type="string">
            <text:p>und</text:p>
          </table:table-cell>
          <table:table-cell table:style-name="ce117" table:formula="of:=IF([.D$13]=&quot;Son épouse&quot;;&quot;, seiner Ehefrau&quot;;&quot;&quot;)" office:value-type="string" office:string-value=", seiner Ehefrau" calcext:value-type="string">
            <text:p>, seiner Ehefrau</text:p>
          </table:table-cell>
          <table:table-cell table:number-columns-repeated="4"/>
        </table:table-row>
        <table:table-row table:style-name="ro1">
          <table:table-cell table:style-name="ce117" table:formula="of:=IF([.$D$12]=&quot;&quot;;&quot;&quot;;[.$D$12])" office:value-type="string" office:string-value="Viktorin" calcext:value-type="string">
            <text:p>Viktorin</text:p>
          </table:table-cell>
          <table:table-cell table:style-name="ce117" table:formula="of:=IF([.$D$6]=&quot;&quot;;&quot;&quot;;[.$D$6])" office:value-type="string" office:string-value="Klugesherz" calcext:value-type="string">
            <text:p>Klugesherz</text:p>
          </table:table-cell>
          <table:table-cell table:style-name="ce101" office:value-type="string" calcext:value-type="string">
            <text:p>, geborenen</text:p>
          </table:table-cell>
          <table:table-cell table:style-name="ce115" table:formula="of:=IF([.$D$11]=&quot;&quot;;&quot;&quot;;[.$D$11])" office:value-type="string" office:string-value="Fischer" calcext:value-type="string">
            <text:p>Fisch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u</text:p>
          </table:table-cell>
          <table:table-cell table:style-name="ce117" table:formula="of:=IF([.D$4]=&quot;&quot;;&quot;&quot;;[.D$4])" office:value-type="string" office:string-value="Sulzbad" calcext:value-type="string">
            <text:p>Sulzb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m</text:p>
          </table:table-cell>
          <table:table-cell table:style-name="ce125" table:formula="of:=IF([.D$22]=&quot;&quot;;&quot;&quot;;IF(DAY([.D$22])&lt;=29;CHOOSE(DAY([.D$22]);&quot;ers&quot;;&quot;zwei&quot;;&quot;drit&quot;;&quot;vier&quot;;&quot;fünf&quot;;&quot;sechs&quot;;&quot;sieb&quot;;&quot;ach&quot;;&quot;neun&quot;;&quot;zehn&quot;;&quot;elf&quot;;&quot;zwölf&quot;;&quot;dreizehn&quot;;&quot;vierzehn&quot;;&quot;fünfzehn&quot;;&quot;sechzehn&quot;;&quot;siebzehn&quot;;&quot;achtzehn&quot;;&quot;neunzehn&quot;;&quot;zwanzigs&quot;;&quot;einundzwanzigs&quot;;&quot;zweiundzwanzigs&quot;;&quot;dreiundzwanzigs&quot;;&quot;vierundzwanzigs&quot;;&quot;fünfundzwanzigs&quot;;&quot;sechundzwanzigs&quot;;&quot;siebundzwanzigs&quot;;&quot;achtundzwanzigs&quot;;&quot;neunundzwanzigs&quot;;);CHOOSE((DAY([.D$22])-29);&quot;dreißigs&quot;;&quot;einunddreißigs&quot;)))" office:value-type="string" office:string-value="siebundzwanzigs" calcext:value-type="string">
            <text:p>siebundzwanzigs</text:p>
          </table:table-cell>
          <table:table-cell office:value-type="string" calcext:value-type="string">
            <text:p>ten</text:p>
          </table:table-cell>
          <table:table-cell table:style-name="ce137" table:formula="of:=IF([.D$22]=&quot;&quot;;&quot;&quot;;[.D$22])" office:value-type="date" office:date-value="1904-09-27" calcext:value-type="date">
            <text:p>Septemb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s Jahres tausend neunhundert</text:p>
          </table:table-cell>
          <table:table-cell/>
          <table:table-cell table:style-name="ce117" table:formula="of:=IF([.D$22]=&quot;&quot;;&quot;&quot;; ORG.NUMBERTEXT.NUMBERTEXT(YEAR([.D$22])-1900 - (ROUNDDOWN((YEAR([.D$17])-1900)/10))*10;&quot;de&quot;) )" office:value-type="string" office:string-value="Vier" calcext:value-type="string">
            <text:p>Vier</text:p>
          </table:table-cell>
          <table:table-cell table:number-columns-repeated="6"/>
        </table:table-row>
        <table:table-row table:style-name="ro1">
          <table:table-cell table:style-name="ce117" table:formula="of:=IF([.D$23]=&quot;&quot;;&quot;&quot;;IF(HOUR([.D$23])&gt;=12;&quot;, Nachmittags&quot;;&quot;, Vormittags&quot;))" office:value-type="string" office:string-value=", Vormittags" calcext:value-type="string">
            <text:p>, Vormittags</text:p>
          </table:table-cell>
          <table:table-cell table:style-name="ce117" office:value-type="string" calcext:value-type="string">
            <text:p>um</text:p>
          </table:table-cell>
          <table:table-cell table:style-name="ce129" table:formula="of:=IF([.D$23]=&quot;&quot;;&quot;&quot;;IF(HOUR([.D$23])&gt;=12;ORG.NUMBERTEXT.NUMBERTEXT(HOUR([.D$23])-12;&quot;de&quot;);ORG.NUMBERTEXT.NUMBERTEXT(HOUR([.D$23]);&quot;de&quot;)  ))" office:value-type="string" office:string-value="Zwei" calcext:value-type="string">
            <text:p>Zwei</text:p>
          </table:table-cell>
          <table:table-cell office:value-type="string" calcext:value-type="string">
            <text:p>Uh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storben sei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rgelesen, genehmigt und </text:p>
          </table:table-cell>
          <table:table-cell/>
          <table:table-cell table:style-name="ce24" office:value-type="string" calcext:value-type="string">
            <text:p>unterschrieben</text:p>
          </table:table-cell>
          <table:table-cell table:number-columns-repeated="3"/>
          <table:table-cell office:value-type="string" calcext:value-type="string">
            <text:p>&lt;br&gt;</text:p>
          </table:table-cell>
          <table:table-cell table:number-columns-repeated="2"/>
        </table:table-row>
        <table:table-row table:style-name="ro1">
          <table:table-cell table:style-name="ce117" table:formula="of:=IF([.$D$7]=&quot;&quot;;&quot;&quot;;[.$D$7])" office:value-type="string" office:string-value="Joseph" calcext:value-type="string">
            <text:p>Joseph</text:p>
          </table:table-cell>
          <table:table-cell table:style-name="ce117" table:formula="of:=IF([.$D$6]=&quot;&quot;;&quot;&quot;;[.$D$6])" office:value-type="string" office:string-value="Klugesherz" calcext:value-type="string">
            <text:p>Klugesher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r Standesbeamter</text:p>
          </table:table-cell>
          <table:table-cell table:number-columns-repeated="8"/>
        </table:table-row>
        <table:table-row table:style-name="ro1">
          <table:table-cell table:style-name="ce117" table:formula="of:=IF([.D$5]=&quot;&quot;;&quot;&quot;;[.D$5])" office:value-type="string" office:string-value="Wicker" calcext:value-type="string">
            <text:p>Wicker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Uebereinstimmung mit dem Hauptregister beglaubigt</text:p>
          </table:table-cell>
          <table:table-cell table:number-columns-repeated="8"/>
        </table:table-row>
        <table:table-row table:style-name="ro1">
          <table:table-cell table:style-name="ce117" table:formula="of:=IF([.D$4]=&quot;&quot;;&quot;&quot;;[.D$4])" office:value-type="string" office:string-value="Sulzbad" calcext:value-type="string">
            <text:p>Sulzbad</text:p>
          </table:table-cell>
          <table:table-cell table:style-name="ce6" office:value-type="string" calcext:value-type="string">
            <text:p>, am</text:p>
          </table:table-cell>
          <table:table-cell table:style-name="ce117" table:formula="of:=IF([.D$3]=&quot;&quot;;&quot;&quot;;DAY([.D$3]))" office:value-type="float" office:value="27" calcext:value-type="float">
            <text:p>27</text:p>
          </table:table-cell>
          <table:table-cell office:value-type="string" calcext:value-type="string">
            <text:p>ten</text:p>
          </table:table-cell>
          <table:table-cell table:style-name="ce142" table:formula="of:=IF([.D$3]=&quot;&quot;;&quot;&quot;;[.D$3])" office:value-type="date" office:date-value="1904-09-27" calcext:value-type="date">
            <text:p>September</text:p>
          </table:table-cell>
          <table:table-cell table:style-name="ce117" table:formula="of:=IF([.D$3]=&quot;&quot;;&quot;&quot;;YEAR([.D$3]))" office:value-type="float" office:value="1904" calcext:value-type="float">
            <text:p>1904</text:p>
          </table:table-cell>
          <table:table-cell office:value-type="string" calcext:value-type="string">
            <text:p>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Standesbeamten</text:p>
          </table:table-cell>
          <table:table-cell table:number-columns-repeated="8"/>
        </table:table-row>
        <table:table-row table:style-name="ro1">
          <table:table-cell table:style-name="ce117" table:formula="of:=IF([.D$5]=&quot;&quot;;&quot;&quot;;[.D$5])" office:value-type="string" office:string-value="Wicker" calcext:value-type="string">
            <text:p>Wicker</text:p>
          </table:table-cell>
          <table:table-cell table:number-columns-repeated="8"/>
        </table:table-row>
        <table:table-row table:style-name="ro1">
          <table:table-cell table:style-name="Default" table:number-columns-repeated="6"/>
          <table:table-cell office:value-type="string" calcext:value-type="string">
            <text:p>&lt;br&gt;</text:p>
          </table:table-cell>
          <table:table-cell table:number-columns-repeated="2"/>
        </table:table-row>
        <table:table-row table:style-name="ro1">
          <table:table-cell table:style-name="Default" table:number-columns-repeated="6"/>
          <table:table-cell office:value-type="string" calcext:value-type="string">
            <text:p>&lt;br&gt;</text:p>
          </table:table-cell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N°</text:p>
          </table:table-cell>
          <table:table-cell table:style-name="ce123" table:formula="of:=IF([.$D$2]=&quot;&quot;;&quot;&quot;;[.$D$2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17" table:formula="of:=IF([.D$4]=&quot;&quot;;&quot;&quot;;[.D$4])" office:value-type="string" office:string-value="Sulzbad" calcext:value-type="string">
            <text:p>Sulzbad</text:p>
          </table:table-cell>
          <table:table-cell table:style-name="ce6" office:value-type="string" calcext:value-type="string">
            <text:p>le</text:p>
          </table:table-cell>
          <table:table-cell table:style-name="ce117" table:formula="of:=IF([.D$3]=&quot;&quot;;&quot;&quot;;DAY([.D$3]))" office:value-type="float" office:value="27" calcext:value-type="float">
            <text:p>27</text:p>
          </table:table-cell>
          <table:table-cell table:style-name="ce138" table:formula="of:=IF([.D$3]=&quot;&quot;;&quot;&quot;;[.D$3])" office:value-type="date" office:date-value="1904-09-27" calcext:value-type="date">
            <text:p>septembre</text:p>
          </table:table-cell>
          <table:table-cell table:style-name="ce129" table:formula="of:=IF([.D$3]=&quot;&quot;;&quot;&quot;;YEAR([.D$3]))" office:value-type="float" office:value="1904" calcext:value-type="float">
            <text:p>1904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ant l’officier d’état civil soussigné s’est aujourd’hui présenté en personne</text:p>
          </table:table-cell>
          <table:table-cell table:number-columns-repeated="3"/>
          <table:table-cell table:style-name="ce117" table:formula="of:=IF([.D$8]=&quot;Oui&quot;;&quot;connu&quot;;IF([.D$8]=&quot;Non&quot;;&quot;non connu&quot;;&quot;&quot;))" office:value-type="string" office:string-value="connu" calcext:value-type="string">
            <text:p>conn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</text:p>
          </table:table-cell>
          <table:table-cell table:style-name="ce119" table:formula="of:=IF([.D$9]=&quot;&quot;;&quot;&quot;;LOWER([.D$9]))" office:value-type="string" office:string-value="boulanger" calcext:value-type="string">
            <text:p>boulanger</text:p>
          </table:table-cell>
          <table:table-cell table:style-name="ce117" table:formula="of:=IF([.D$7]=&quot;&quot;;&quot;&quot;;[.D$7])" office:value-type="string" office:string-value="Joseph" calcext:value-type="string">
            <text:p>Joseph</text:p>
          </table:table-cell>
          <table:table-cell table:style-name="ce117" table:formula="of:=IF([.$D$6]=&quot;&quot;;&quot;&quot;;[.$D$6])" office:value-type="string" office:string-value="Klugesherz" calcext:value-type="string">
            <text:p>Klugesher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icilié à</text:p>
          </table:table-cell>
          <table:table-cell table:style-name="ce117" table:formula="of:=IF([.D$10]=&quot;&quot;;&quot;&quot;;[.D$10])" office:value-type="string" office:string-value="Sulzbad" calcext:value-type="string">
            <text:p>Sulzbad</text:p>
          </table:table-cell>
          <table:table-cell office:value-type="string" calcext:value-type="string">
            <text:p>,et a déclaré que</text:p>
          </table:table-cell>
          <table:table-cell/>
          <table:table-cell table:style-name="ce117" table:formula="of:=IF([.$D$14]=&quot;&quot;;&quot;&quot;;[.$D$14])" office:value-type="string" office:string-value="Karl" calcext:value-type="string">
            <text:p>Karl</text:p>
          </table:table-cell>
          <table:table-cell table:style-name="ce117" table:formula="of:=IF([.D$6]=&quot;&quot;;&quot;&quot;;[.D$6])" office:value-type="string" office:string-value="Klugesherz" calcext:value-type="string">
            <text:p>Klugesher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é de </text:p>
          </table:table-cell>
          <table:table-cell table:formula="of:=IF([.D$17]=&quot;&quot;;&quot;&quot;;[.D$17])" office:value-type="float" office:value="4.75" calcext:value-type="float">
            <text:p>4,75</text:p>
          </table:table-cell>
          <table:table-cell table:style-name="ce117" table:formula="of:=IF([.D$16]=&quot;&quot;;&quot;&quot;;[.D$16])" office:value-type="string" office:string-value="Années" calcext:value-type="string">
            <text:p>Années</text:p>
          </table:table-cell>
          <table:table-cell office:value-type="string" calcext:value-type="string">
            <text:p>habitant</text:p>
          </table:table-cell>
          <table:table-cell table:style-name="ce117" table:formula="of:=IF([.$D$20]=&quot;&quot;;&quot;&quot;;[.$D$20])" office:value-type="string" office:string-value="Sulzbad" calcext:value-type="string">
            <text:p>Sulzb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t né à</text:p>
          </table:table-cell>
          <table:table-cell table:style-name="ce117" table:formula="of:=IF([.$D$19]=&quot;&quot;;&quot;&quot;;[.$D$19])" office:value-type="string" office:string-value="Sulzbad" calcext:value-type="string">
            <text:p>Sulzbad</text:p>
          </table:table-cell>
          <table:table-cell table:number-columns-repeated="7"/>
        </table:table-row>
        <table:table-row table:style-name="ro1">
          <table:table-cell table:style-name="ce117" table:formula="of:=IF([.D$21]=&quot;--&quot;;&quot;&quot;;IF([.D$21]=&quot;Fille&quot;;&quot;fille de&quot;;&quot;fils de&quot;))" office:value-type="string" office:string-value="fils de" calcext:value-type="string">
            <text:p>fils de</text:p>
          </table:table-cell>
          <table:table-cell table:style-name="ce117" table:formula="of:=IF([.$D$12]=&quot;&quot;;&quot;&quot;;[.$D$12])" office:value-type="string" office:string-value="Viktorin" calcext:value-type="string">
            <text:p>Viktorin</text:p>
          </table:table-cell>
          <table:table-cell table:style-name="ce117" table:formula="of:=IF([.$D$6]=&quot;&quot;;&quot;&quot;;[.$D$6])" office:value-type="string" office:string-value="Klugesherz" calcext:value-type="string">
            <text:p>Klugesherz</text:p>
          </table:table-cell>
          <table:table-cell table:style-name="ce101" office:value-type="string" calcext:value-type="string">
            <text:p>née</text:p>
          </table:table-cell>
          <table:table-cell table:style-name="ce115" table:formula="of:=IF([.$D$11]=&quot;&quot;;&quot;&quot;;[.$D$11])" office:value-type="string" office:string-value="Fischer" calcext:value-type="string">
            <text:p>Fischer</text:p>
          </table:table-cell>
          <table:table-cell table:style-name="ce117" table:formula="of:=IF([.D$13]=&quot;--&quot;;&quot;&quot;;LOWER([.D$13]))" office:value-type="string" office:string-value="son épouse" calcext:value-type="string">
            <text:p>son épou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à</text:p>
          </table:table-cell>
          <table:table-cell table:style-name="ce117" table:formula="of:=IF([.D$4]=&quot;&quot;;&quot;&quot;;[.D$4])" office:value-type="string" office:string-value="Sulzbad" calcext:value-type="string">
            <text:p>Sulzbad</text:p>
          </table:table-cell>
          <table:table-cell table:number-columns-repeated="7"/>
        </table:table-row>
        <table:table-row table:style-name="ro3">
          <table:table-cell table:style-name="ce7" office:value-type="string" calcext:value-type="string">
            <text:p>est décèdé le</text:p>
          </table:table-cell>
          <table:table-cell table:style-name="ce126" table:formula="of:=IF([.$D$22]=&quot;&quot;;&quot;&quot;;[.$D$22])" office:value-type="date" office:date-value="1904-09-27" calcext:value-type="date">
            <text:p>27 septembre 1904</text:p>
          </table:table-cell>
          <table:table-cell table:style-name="ce6" office:value-type="string" calcext:value-type="string">
            <text:p>à</text:p>
          </table:table-cell>
          <table:table-cell table:style-name="ce139" table:formula="of:=IF([.$D$23]=&quot;&quot;;&quot;&quot;;[.$D$23])" office:value-type="time" office:time-value="PT02H00M00S" calcext:value-type="time">
            <text:p>02:00</text:p>
          </table:table-cell>
          <table:table-cell office:value-type="string" calcext:value-type="string">
            <text:p>heures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, approuvé et </text:p>
          </table:table-cell>
          <table:table-cell table:style-name="ce24" office:value-type="string" calcext:value-type="string">
            <text:p>signé</text:p>
          </table:table-cell>
          <table:table-cell table:number-columns-repeated="7"/>
        </table:table-row>
        <table:table-row table:style-name="ro1">
          <table:table-cell table:style-name="ce117" table:formula="of:=IF([.$D$7]=&quot;&quot;;&quot;&quot;;[.$D$7])" office:value-type="string" office:string-value="Joseph" calcext:value-type="string">
            <text:p>Joseph</text:p>
          </table:table-cell>
          <table:table-cell table:style-name="ce117" table:formula="of:=IF([.$D$6]=&quot;&quot;;&quot;&quot;;[.$D$6])" office:value-type="string" office:string-value="Klugesherz" calcext:value-type="string">
            <text:p>Klugesherz</text:p>
          </table:table-cell>
          <table:table-cell table:number-columns-repeated="4"/>
          <table:table-cell office:value-type="string" calcext:value-type="string">
            <text:p>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greffier:</text:p>
          </table:table-cell>
          <table:table-cell table:number-columns-repeated="8"/>
        </table:table-row>
        <table:table-row table:style-name="ro1">
          <table:table-cell table:style-name="ce117" table:formula="of:=IF([.D$5]=&quot;&quot;;&quot;&quot;;[.D$5])" office:value-type="string" office:string-value="Wicker" calcext:value-type="string">
            <text:p>Wicker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tifié conforme au registre principal</text:p>
          </table:table-cell>
          <table:table-cell table:number-columns-repeated="8"/>
        </table:table-row>
        <table:table-row table:style-name="ro1">
          <table:table-cell table:style-name="ce117" table:formula="of:=IF([.D$4]=&quot;&quot;;&quot;&quot;;[.D$4])" office:value-type="string" office:string-value="Sulzbad" calcext:value-type="string">
            <text:p>Sulzbad</text:p>
          </table:table-cell>
          <table:table-cell table:style-name="ce6" office:value-type="string" calcext:value-type="string">
            <text:p>le</text:p>
          </table:table-cell>
          <table:table-cell table:style-name="ce117" table:formula="of:=IF([.D$3]=&quot;&quot;;&quot;&quot;;DAY([.D$3]))" office:value-type="float" office:value="27" calcext:value-type="float">
            <text:p>27</text:p>
          </table:table-cell>
          <table:table-cell table:style-name="ce138" table:formula="of:=IF([.D$3]=&quot;&quot;;&quot;&quot;;[.D$3])" office:value-type="date" office:date-value="1904-09-27" calcext:value-type="date">
            <text:p>septembre</text:p>
          </table:table-cell>
          <table:table-cell table:style-name="ce129" table:formula="of:=IF([.D$3]=&quot;&quot;;&quot;&quot;;YEAR([.D$3]))" office:value-type="float" office:value="1904" calcext:value-type="float">
            <text:p>1904</text:p>
          </table:table-cell>
          <table:table-cell/>
          <table:table-cell office:value-type="string" calcext:value-type="string">
            <text:p>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registraire</text:p>
          </table:table-cell>
          <table:table-cell table:number-columns-repeated="8"/>
        </table:table-row>
        <table:table-row table:style-name="ro1">
          <table:table-cell table:style-name="ce117" table:formula="of:=IF([.D$5]=&quot;&quot;;&quot;&quot;;[.D$5])" office:value-type="string" office:string-value="Wicker" calcext:value-type="string">
            <text:p>Wicker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11" office:value-type="string" calcext:value-type="string">
            <text:p>Détail de la citation : Décès</text:p>
          </table:table-cell>
          <table:table-cell table:style-name="Default" table:number-columns-repeated="5"/>
          <table:table-cell office:value-type="string" calcext:value-type="string">
            <text:p>&lt;br&gt;</text:p>
          </table:table-cell>
          <table:table-cell table:number-columns-repeated="2"/>
        </table:table-row>
        <table:table-row table:style-name="ro1">
          <table:table-cell table:style-name="ce24" office:value-type="string" calcext:value-type="string">
            <text:p>Registre N°</text:p>
          </table:table-cell>
          <table:table-cell table:style-name="ce127" table:formula="of:=IF([.$D$2]=&quot;&quot;;&quot;&quot;;[.$D$2])" office:value-type="float" office:value="13" calcext:value-type="float">
            <text:p>13</text:p>
          </table:table-cell>
          <table:table-cell table:style-name="ce48" office:value-type="string" calcext:value-type="string">
            <text:p>Décèdé le</text:p>
          </table:table-cell>
          <table:table-cell table:style-name="ce140" table:formula="of:=IF([.$D$22]=&quot;&quot;;&quot;&quot;;[.$D$22])" office:value-type="date" office:date-value="1904-09-27" calcext:value-type="date">
            <text:p>27. septembre 1904</text:p>
          </table:table-cell>
          <table:table-cell table:style-name="ce24" office:value-type="string" calcext:value-type="string">
            <text:p>à </text:p>
          </table:table-cell>
          <table:table-cell table:style-name="ce139" table:formula="of:=IF([.$D$23]=&quot;&quot;;&quot;&quot;;[.$D$23])" office:value-type="time" office:time-value="PT02H00M00S" calcext:value-type="time">
            <text:p>02:00</text:p>
          </table:table-cell>
          <table:table-cell table:number-columns-repeated="3"/>
        </table:table-row>
        <table:table-row table:style-name="ro1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11" office:value-type="string" calcext:value-type="string">
            <text:p>Média pour Fichier source à attacher</text:p>
          </table:table-cell>
          <table:table-cell table:style-name="Default" table:number-columns-repeated="5"/>
          <table:table-cell office:value-type="string" calcext:value-type="string">
            <text:p>&lt;br&gt;</text:p>
          </table:table-cell>
          <table:table-cell table:number-columns-repeated="2"/>
        </table:table-row>
        <table:table-row table:style-name="ro1">
          <table:table-cell table:style-name="ce120" table:formula="of:=IF([.$D$15]=&quot;&quot;;&quot;&quot;;[.$D$15])" office:value-type="string" office:string-value="Charles" calcext:value-type="string">
            <text:p>Charles</text:p>
          </table:table-cell>
          <table:table-cell table:style-name="ce120" table:formula="of:=IF([.$D$6]=&quot;&quot;;&quot;&quot;;[.$D$6])" office:value-type="string" office:string-value="Klugesherz" calcext:value-type="string">
            <text:p>Klugesherz</text:p>
          </table:table-cell>
          <table:table-cell table:style-name="ce130" table:formula="of:=IF([.$D$22]=&quot;&quot;;&quot;&quot;;[.$D$22])" office:value-type="date" office:date-value="1904-09-27" calcext:value-type="date">
            <text:p>27/09/1904</text:p>
          </table:table-cell>
          <table:table-cell table:style-name="ce75" office:value-type="string" calcext:value-type="string">
            <text:p>:</text:p>
          </table:table-cell>
          <table:table-cell table:style-name="ce24" office:value-type="string" calcext:value-type="string">
            <text:p>Registre de Décès</text:p>
          </table:table-cell>
          <table:table-cell table:style-name="ce24"/>
          <table:table-cell table:number-columns-repeated="3"/>
        </table:table-row>
        <table:named-expressions>
          <table:named-range table:name="CitationTexte" table:base-cell-address="$'Décès 1900-1999'.$A$79" table:cell-range-address="$'Décès 1900-1999'.$A$79:.$G$80"/>
          <table:named-range table:name="MediaTexte" table:base-cell-address="$'Décès 1900-1999'.$A$82" table:cell-range-address="$'Décès 1900-1999'.$A$82:.$G$83"/>
          <table:named-range table:name="SourceTexte" table:base-cell-address="$'Décès 1900-1999'.$A$27" table:cell-range-address="$'Décès 1900-1999'.$A$27:.$G$76"/>
        </table:named-expressions>
        <calcext:conditional-formats>
          <calcext:conditional-format calcext:target-range-address="'Décès 1900-1999'.A83:'Décès 1900-1999'.C83 'Décès 1900-1999'.B80:'Décès 1900-1999'.B80 'Décès 1900-1999'.D80:'Décès 1900-1999'.D80 'Décès 1900-1999'.F80:'Décès 1900-1999'.F80 'Décès 1900-1999'.B56:'Décès 1900-1999'.B56 'Décès 1900-1999'.A57:'Décès 1900-1999'.A57 'Décès 1900-1999'.C57:'Décès 1900-1999'.E57 'Décès 1900-1999'.A71:'Décès 1900-1999'.A71 'Décès 1900-1999'.A76:'Décès 1900-1999'.A76 'Décès 1900-1999'.C74:'Décès 1900-1999'.E74 'Décès 1900-1999'.E59:'Décès 1900-1999'.E59 'Décès 1900-1999'.B60:'Décès 1900-1999'.B61 'Décès 1900-1999'.A74:'Décès 1900-1999'.A74 'Décès 1900-1999'.A47:'Décès 1900-1999'.A47 'Décès 1900-1999'.A50:'Décès 1900-1999'.A50 'Décès 1900-1999'.C50:'Décès 1900-1999'.C50 'Décès 1900-1999'.A52:'Décès 1900-1999'.A52 'Décès 1900-1999'.E50:'Décès 1900-1999'.F50 'Décès 1900-1999'.B27:'Décès 1900-1999'.B27 'Décès 1900-1999'.A28:'Décès 1900-1999'.A28 'Décès 1900-1999'.C28:'Décès 1900-1999'.C28 'Décès 1900-1999'.E28:'Décès 1900-1999'.F28 'Décès 1900-1999'.F30:'Décès 1900-1999'.F30 'Décès 1900-1999'.A34:'Décès 1900-1999'.A34 'Décès 1900-1999'.B31:'Décès 1900-1999'.B35 'Décès 1900-1999'.C33:'Décès 1900-1999'.C34 'Décès 1900-1999'.D34:'Décès 1900-1999'.D35 'Décès 1900-1999'.A36:'Décès 1900-1999'.C37 'Décès 1900-1999'.E36:'Décès 1900-1999'.E36 'Décès 1900-1999'.C40:'Décès 1900-1999'.C40 'Décès 1900-1999'.B38:'Décès 1900-1999'.B39 'Décès 1900-1999'.D39:'Décès 1900-1999'.D39 'Décès 1900-1999'.A41:'Décès 1900-1999'.C41 'Décès 1900-1999'.A45:'Décès 1900-1999'.B45 'Décès 1900-1999'.D66:'Décès 1900-1999'.D66 'Décès 1900-1999'.A64:'Décès 1900-1999'.D64 'Décès 1900-1999'.F64:'Décès 1900-1999'.F64 'Décès 1900-1999'.B65:'Décès 1900-1999'.B66 'Décès 1900-1999'.C62:'Décès 1900-1999'.C62 'Décès 1900-1999'.A69:'Décès 1900-1999'.B69 'Décès 1900-1999'.E61:'Décès 1900-1999'.F61 'Décès 1900-1999'.E62:'Décès 1900-1999'.E62 'Décès 1900-1999'.B63:'Décès 1900-1999'.B63 'Décès 1900-1999'.C60:'Décès 1900-1999'.D60 'Décès 1900-1999'.C31:'Décès 1900-1999'.D31">
            <calcext:condition calcext:apply-style-name="Valeur Renseignée" calcext:value="!=&quot;&quot;" calcext:base-cell-address="'Décès 1900-1999'.A27"/>
            <calcext:condition calcext:apply-style-name="Valeur Non Renseigné" calcext:value="=&quot;&quot;" calcext:base-cell-address="'Décès 1900-1999'.A27"/>
          </calcext:conditional-format>
        </calcext:conditional-formats>
      </table:table>
      <table:named-expressions/>
      <table:database-ranges>
        <table:database-range table:name="__Anonymous_Sheet_DB__0" table:target-range-address="Configuration.B4:Configuration.C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Naissance 1800-1899'.H3:'Naissance 1800-1899'.H3" table:orientation="column"/>
        <table:database-range table:name="__Anonymous_Sheet_DB__2" table:target-range-address="'Décès 1900-1999'.H3:'Décès 1900-1999'.H3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zxx" fo:country="non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zxx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text>TTTT</number:text>
    </number:number-style>
    <number:number-style style:name="N108" number:title="Défini par l'utilisateur">
      <number:number number:decimal-places="0" loext:min-decimal-places="0" number:min-integer-digits="0"/>
    </number:number-style>
    <number:number-style style:name="N109" number:title="Défini par l'utilisateur">
      <number:number number:decimal-places="1" loext:min-decimal-places="1" number:min-integer-digits="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Valeur_20_Non_20_Renseigné" style:display-name="Valeur Non Renseigné" style:family="table-cell" style:parent-style-name="Text">
      <style:table-cell-properties fo:background-color="#ffff99"/>
    </style:style>
    <style:style style:name="Valeur_20_Renseignée" style:display-name="Valeur Renseignée" style:family="table-cell" style:parent-style-name="Default">
      <style:table-cell-properties fo:background-color="#c1f7f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/00/0000</text:date>, <text:time style:data-style-name="N2" text:time-value="00:13:57.4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0.3$Windows_X86_64 LibreOffice_project/b0a288ab3d2d4774cb44b62f04d5d28733ac6df8</meta:generator>
    <dc:date>2020-06-21T07:25:01.733000000</dc:date>
    <meta:editing-duration>P4DT9H12M32S</meta:editing-duration>
    <meta:editing-cycles>219</meta:editing-cycles>
    <meta:document-statistic meta:table-count="3" meta:cell-count="483" meta:object-count="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Global oDialog1 As Object
Global clipString As String
Global ToolVersion As String

' ╔══════════════════════════════════════════════════════════════════════════════╗
' ║ MAIN                                                                         ║█
' ╚══════════════════════════════════════════════════════════════════════════════╝█
'  ▀▀▀▀▀▀▀▀▀▀▀▀▀▀▀▀▀▀▀▀▀▀▀▀▀▀▀▀▀▀▀▀▀▀▀▀▀▀▀▀▀▀▀▀▀▀▀▀▀▀▀▀▀▀▀▀▀▀▀▀▀▀▀▀▀▀▀▀▀▀▀▀▀▀▀▀▀▀▀▀

Sub Main

	ToolVersion = "2.0.1"
	StartDialog1()

End Sub


' ╔══════════════════════════════════════════════════════════════════════════════╗
' ║ COPY a Range to a text                                                       ║█
' ╚══════════════════════════════════════════════════════════════════════════════╝█
'  ▀▀▀▀▀▀▀▀▀▀▀▀▀▀▀▀▀▀▀▀▀▀▀▀▀▀▀▀▀▀▀▀▀▀▀▀▀▀▀▀▀▀▀▀▀▀▀▀▀▀▀▀▀▀▀▀▀▀▀▀▀▀▀▀▀▀▀▀▀▀▀▀▀▀▀▀▀▀▀▀

Private function Range_toText( strRange As String, strZone As String ) As String
    Dim oSheet As Object  : oSheet = ThisComponent.CurrentController.ActiveSheet
    Dim oRange As Object  : 'oRange = oSheet.getCellRangebyName( strZone )
    Dim oCell As Object
    Dim i As Integer, j As Integer
    Dim ooutput As String

    Dim oStartColumn As String 
    Dim oEndColumn As String   
    Dim oStartRow As String    
    Dim oEndRow As String      
    
 	If oSheet.NamedRanges.HasByName( strZone ) Then 
	    

		oStartColumn = oSheet.NamedRanges.getByName(strZone).ReferredCells.RangeAddress.StartColumn
		oEndColumn   = oSheet.NamedRanges.getByName(strZone).ReferredCells.RangeAddress.EndColumn
		oStartRow    = oSheet.NamedRanges.getByName(strZone).ReferredCells.RangeAddress.StartRow
		oEndRow      = oSheet.NamedRanges.getByName(strZone).ReferredCells.RangeAddress.EndRow

	    ooutput = ""
	    For i = Val(oStartRow) To Val(oEndRow)  
	        For j = Val(oStartColumn) To Val(oEndColumn) 
	            oCell = oSheet.getCellByPosition( j, i )
	            If oCell.String &lt;&gt; "" Then 
		            If oCell.String = "&lt;br&gt;" Then 
			            ooutput = ooutput &amp; Chr(13) &amp; Chr(10)
			        ElseIF oCell.String = "&lt;br&gt;&lt;br&gt;" Then 
			            ooutput = ooutput &amp; Chr(13) &amp; Chr(10) &amp; Chr(13) &amp; Chr(10)
			        ElseIF oCell.String = "&lt;br&gt;&lt;br&gt;&lt;br&gt;" Then 
			            ooutput = ooutput &amp; Chr(13) &amp; Chr(10) &amp; Chr(13) &amp; Chr(10) &amp; Chr(13) &amp; Chr(10)
			        Else
		            	ooutput = ooutput &amp; " " &amp; oCell.String
		            End If
		        End If
	        Next j
	    Next i
    
    Else 
    	MsgBox "La feuille n'a pas de plage nommée : '" &amp; strZone &amp; "'" &amp; Chr(13) &amp; "Vous devez en créer une !!" 
	End If 

    Range_toText = ooutput
    
End function

' ╔══════════════════════════════════════════════════════════════════════════════╗
' ║ DialogBox 1                                                                  ║█
' ╚══════════════════════════════════════════════════════════════════════════════╝█
'  ▀▀▀▀▀▀▀▀▀▀▀▀▀▀▀▀▀▀▀▀▀▀▀▀▀▀▀▀▀▀▀▀▀▀▀▀▀▀▀▀▀▀▀▀▀▀▀▀▀▀▀▀▀▀▀▀▀▀▀▀▀▀▀▀▀▀▀▀▀▀▀▀▀▀▀▀▀▀▀▀

Sub StartDialog1()
    DialogLibraries.LoadLibrary("Standard")

    Dim oSheet As Object  : oSheet = ThisComponent.CurrentController.ActiveSheet
    Dim oCell As Object

    oDialog1 = CreateUnoDialog(DialogLibraries.Standard.Dialog1)
    oDialog1.setTitle("Convertisseur et aide à la rédaction des textes d'archives (Version : " &amp; ToolVersion &amp; " )" )
    
    oT1 = oDialog1.GetControl("TextField1")
    oT2 = oDialog1.GetControl("TextField2")
    oT3 = oDialog1.GetControl("TextField3")

	' Source Text
	oCell = osheet.getCellByPosition( 0, 1 )
    oT1.Text = Range_toText(oCell.String,"SourceTexte") 

	' Citation Text
	oCell = osheet.getCellByPosition( 0, 3 )
    oT2.Text = Range_toText(oCell.String,"CitationTexte") 
	
	' Media Text
	oCell = osheet.getCellByPosition( 0, 5 )
    oT3.Text = Range_toText(oCell.String,"MediaTexte") 
	 
    oDialog1.Execute()
End Sub


Sub CloseDialog1
   If Not IsNull(oDialog1) then
       oDialog1.endExecute()
   End If
End Sub

' ╔══════════════════════════════════════════════════════════════════════════════╗
' ║ Action Buttons : Copy                                                        ║█
' ╚══════════════════════════════════════════════════════════════════════════════╝█
'  ▀▀▀▀▀▀▀▀▀▀▀▀▀▀▀▀▀▀▀▀▀▀▀▀▀▀▀▀▀▀▀▀▀▀▀▀▀▀▀▀▀▀▀▀▀▀▀▀▀▀▀▀▀▀▀▀▀▀▀▀▀▀▀▀▀▀▀▀▀▀▀▀▀▀▀▀▀▀▀▀

sub copy_clipboard1()
	oTvv = oDialog1.GetControl("TextField1")
	clipString = oTvv.Text
	stringInTheClipboard()
end sub


' ╔══════════════════════════════════════════════════════════════════════════════╗
' ║ COPY a text string TO the clipboard.                                         ║█
' ╚══════════════════════════════════════════════════════════════════════════════╝█
'  ▀▀▀▀▀▀▀▀▀▀▀▀▀▀▀▀▀▀▀▀▀▀▀▀▀▀▀▀▀▀▀▀▀▀▀▀▀▀▀▀▀▀▀▀▀▀▀▀▀▀▀▀▀▀▀▀▀▀▀▀▀▀▀▀▀▀▀▀▀▀▀▀▀▀▀▀▀▀▀▀

Sub stringInTheClipboard()
   Dim cBoard As Object, cTrans As Object, null As Object
      
       cBoard = createUnoService (       "com.sun.star.datatransfer.clipboard.SystemClipboard")
       cTrans = createUnoListener("TR_", "com.sun.star.datatransfer.XTransferable"            )
   cBoard.setContents(cTrans, null)
End Sub

Function TR_getTransferData(aFlavor as com.sun.star.datatransfer.DataFlavor )
   If (aFlavor.MimeType = "text/plain;charset=utf-16") Then TR_getTransferData = clipString
End Function

Function TR_getTransferDataFlavors()
   Dim aF as new com.sun.star.datatransfer.DataFlavor
   
     aF.MimeType             = "text/plain;charset=utf-16"
     aF.HumanPresentableName = "Unicode-Text"
   TR_getTransferDataFlavors = Array(aF)
End Function

Function TR_isDataFlavorSupported(aFlavor as com.sun.star.datatransfer.DataFlavor) as Boolean
   TR_isDataFlavorSupported = (aFlavor.MimeType = "text/plain;charset=utf-16")
End Function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44" dlg:top="23" dlg:width="434" dlg:height="294" dlg:closeable="true" dlg:moveable="true">
  <dlg:styles>
    <dlg:style dlg:style-id="0" dlg:background-color="0xeeeeee" dlg:font-height="11" dlg:font-weight="150"/>
  </dlg:styles>
  <dlg:bulletinboard>
    <dlg:textfield dlg:id="TextField1" dlg:tab-index="0" dlg:left="6" dlg:top="23" dlg:width="346" dlg:height="85" dlg:hscroll="true" dlg:vscroll="true" dlg:multiline="true"/>
    <dlg:button dlg:id="CommandButton1" dlg:tab-index="1" dlg:left="365" dlg:top="48" dlg:width="59" dlg:height="19" dlg:value="Copie PressPapier">
      <script:event script:event-name="on-performaction" script:macro-name="vnd.sun.star.script:Standard.Module1.copy_clipboard1?language=Basic&amp;location=document" script:language="Script"/>
    </dlg:button>
    <dlg:button dlg:id="CommandButton2" dlg:tab-index="2" dlg:left="382" dlg:top="263" dlg:width="46" dlg:height="25" dlg:value="Clore">
      <script:event script:event-name="on-performaction" script:macro-name="vnd.sun.star.script:Standard.Module1.CloseDialog1?language=Basic&amp;location=document" script:language="Script"/>
    </dlg:button>
    <dlg:text dlg:style-id="0" dlg:id="Label1" dlg:tab-index="3" dlg:left="8" dlg:top="6" dlg:width="95" dlg:height="12" dlg:value="Source Texte"/>
    <dlg:textfield dlg:id="TextField2" dlg:tab-index="4" dlg:left="8" dlg:top="139" dlg:width="346" dlg:height="54" dlg:hscroll="true" dlg:vscroll="true" dlg:multiline="true"/>
    <dlg:text dlg:style-id="0" dlg:id="Label2" dlg:tab-index="5" dlg:left="8" dlg:top="118" dlg:width="95" dlg:height="12" dlg:value="Citation"/>
    <dlg:textfield dlg:id="TextField3" dlg:tab-index="6" dlg:left="8" dlg:top="226" dlg:width="346" dlg:height="46" dlg:hscroll="true" dlg:vscroll="true" dlg:multiline="true"/>
    <dlg:text dlg:style-id="0" dlg:id="Label3" dlg:tab-index="7" dlg:left="10" dlg:top="207" dlg:width="95" dlg:height="12" dlg:value="Media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